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0272" calcext:value-type="float">
            <text:p>114.19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856" calcext:value-type="float">
            <text:p>114.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0272" calcext:value-type="float">
            <text:p>114.19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35408" calcext:value-type="float">
            <text:p>114.13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808" calcext:value-type="float">
            <text:p>114.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5888" calcext:value-type="float">
            <text:p>114.16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4072" calcext:value-type="float">
            <text:p>114.11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1608" calcext:value-type="float">
            <text:p>114.21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0752" calcext:value-type="float">
            <text:p>114.22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8936" calcext:value-type="float">
            <text:p>114.16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856" calcext:value-type="float">
            <text:p>114.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6848" calcext:value-type="float">
            <text:p>114.22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7704" calcext:value-type="float">
            <text:p>114.21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904" calcext:value-type="float">
            <text:p>114.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6848" calcext:value-type="float">
            <text:p>114.22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0752" calcext:value-type="float">
            <text:p>114.22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1608" calcext:value-type="float">
            <text:p>114.21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6368" calcext:value-type="float">
            <text:p>114.19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5032" calcext:value-type="float">
            <text:p>114.17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808" calcext:value-type="float">
            <text:p>114.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5032" calcext:value-type="float">
            <text:p>114.17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284" calcext:value-type="float">
            <text:p>114.16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2464" calcext:value-type="float">
            <text:p>114.20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0752" calcext:value-type="float">
            <text:p>114.22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6848" calcext:value-type="float">
            <text:p>114.22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2088" calcext:value-type="float">
            <text:p>114.24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5136" calcext:value-type="float">
            <text:p>114.24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6848" calcext:value-type="float">
            <text:p>114.22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808" calcext:value-type="float">
            <text:p>114.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3696" calcext:value-type="float">
            <text:p>114.15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9416" calcext:value-type="float">
            <text:p>114.19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904" calcext:value-type="float">
            <text:p>114.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7328" calcext:value-type="float">
            <text:p>114.25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428" calcext:value-type="float">
            <text:p>114.25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5136" calcext:value-type="float">
            <text:p>114.24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856" calcext:value-type="float">
            <text:p>114.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5888" calcext:value-type="float">
            <text:p>114.16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0272" calcext:value-type="float">
            <text:p>114.19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5512" calcext:value-type="float">
            <text:p>114.20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7704" calcext:value-type="float">
            <text:p>114.21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0752" calcext:value-type="float">
            <text:p>114.22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9416" calcext:value-type="float">
            <text:p>114.19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1128" calcext:value-type="float">
            <text:p>114.18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5888" calcext:value-type="float">
            <text:p>114.16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284" calcext:value-type="float">
            <text:p>114.16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1984" calcext:value-type="float">
            <text:p>114.17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6368" calcext:value-type="float">
            <text:p>114.19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856" calcext:value-type="float">
            <text:p>114.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1608" calcext:value-type="float">
            <text:p>114.21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332" calcext:value-type="float">
            <text:p>114.19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8936" calcext:value-type="float">
            <text:p>114.16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0272" calcext:value-type="float">
            <text:p>114.19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332" calcext:value-type="float">
            <text:p>114.19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4176" calcext:value-type="float">
            <text:p>114.18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1984" calcext:value-type="float">
            <text:p>114.17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5888" calcext:value-type="float">
            <text:p>114.16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0272" calcext:value-type="float">
            <text:p>114.19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4176" calcext:value-type="float">
            <text:p>114.18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1128" calcext:value-type="float">
            <text:p>114.18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7224" calcext:value-type="float">
            <text:p>114.18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1608" calcext:value-type="float">
            <text:p>114.21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6848" calcext:value-type="float">
            <text:p>114.22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2088" calcext:value-type="float">
            <text:p>114.24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1232" calcext:value-type="float">
            <text:p>114.25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8184" calcext:value-type="float">
            <text:p>114.24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2944" calcext:value-type="float">
            <text:p>114.23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0752" calcext:value-type="float">
            <text:p>114.22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1608" calcext:value-type="float">
            <text:p>114.21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1608" calcext:value-type="float">
            <text:p>114.21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856" calcext:value-type="float">
            <text:p>114.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856" calcext:value-type="float">
            <text:p>114.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856" calcext:value-type="float">
            <text:p>114.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38" calcext:value-type="float">
            <text:p>114.22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5992" calcext:value-type="float">
            <text:p>114.23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2088" calcext:value-type="float">
            <text:p>114.24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0752" calcext:value-type="float">
            <text:p>114.22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1128" calcext:value-type="float">
            <text:p>114.18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9792" calcext:value-type="float">
            <text:p>114.15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9792" calcext:value-type="float">
            <text:p>114.15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284" calcext:value-type="float">
            <text:p>114.16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9792" calcext:value-type="float">
            <text:p>114.15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76" calcext:value-type="float">
            <text:p>114.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76" calcext:value-type="float">
            <text:p>114.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38456" calcext:value-type="float">
            <text:p>114.13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712" calcext:value-type="float">
            <text:p>114.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92736" calcext:value-type="float">
            <text:p>114.09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74448" calcext:value-type="float">
            <text:p>114.07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616" calcext:value-type="float">
            <text:p>114.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3592" calcext:value-type="float">
            <text:p>114.08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95784" calcext:value-type="float">
            <text:p>114.09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664" calcext:value-type="float">
            <text:p>114.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65304" calcext:value-type="float">
            <text:p>114.06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092" calcext:value-type="float">
            <text:p>114.04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34824" calcext:value-type="float">
            <text:p>114.03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8728" calcext:value-type="float">
            <text:p>114.02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7392" calcext:value-type="float">
            <text:p>114.00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0064" calcext:value-type="float">
            <text:p>114.05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9208" calcext:value-type="float">
            <text:p>114.05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616" calcext:value-type="float">
            <text:p>114.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62256" calcext:value-type="float">
            <text:p>114.06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3112" calcext:value-type="float">
            <text:p>114.05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31776" calcext:value-type="float">
            <text:p>114.03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31776" calcext:value-type="float">
            <text:p>114.03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8728" calcext:value-type="float">
            <text:p>114.02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2632" calcext:value-type="float">
            <text:p>114.02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19584" calcext:value-type="float">
            <text:p>114.01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16536" calcext:value-type="float">
            <text:p>114.01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7392" calcext:value-type="float">
            <text:p>114.00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9104" calcext:value-type="float">
            <text:p>113.98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6056" calcext:value-type="float">
            <text:p>113.98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7996" calcext:value-type="float">
            <text:p>113.97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73864" calcext:value-type="float">
            <text:p>113.97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1672" calcext:value-type="float">
            <text:p>113.96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5576" calcext:value-type="float">
            <text:p>113.95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472" calcext:value-type="float">
            <text:p>113.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7768" calcext:value-type="float">
            <text:p>113.96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8624" calcext:value-type="float">
            <text:p>113.95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948" calcext:value-type="float">
            <text:p>113.9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0336" calcext:value-type="float">
            <text:p>113.9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5096" calcext:value-type="float">
            <text:p>113.92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5096" calcext:value-type="float">
            <text:p>113.92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9" calcext:value-type="float">
            <text:p>113.9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9856" calcext:value-type="float">
            <text:p>113.90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9856" calcext:value-type="float">
            <text:p>113.90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2904" calcext:value-type="float">
            <text:p>113.91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6808" calcext:value-type="float">
            <text:p>113.90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97664" calcext:value-type="float">
            <text:p>113.89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2424" calcext:value-type="float">
            <text:p>113.88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6328" calcext:value-type="float">
            <text:p>113.87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0232" calcext:value-type="float">
            <text:p>113.87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2424" calcext:value-type="float">
            <text:p>113.88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2424" calcext:value-type="float">
            <text:p>113.88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328" calcext:value-type="float">
            <text:p>113.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328" calcext:value-type="float">
            <text:p>113.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6328" calcext:value-type="float">
            <text:p>113.87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0232" calcext:value-type="float">
            <text:p>113.87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28" calcext:value-type="float">
            <text:p>113.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232" calcext:value-type="float">
            <text:p>113.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4512" calcext:value-type="float">
            <text:p>113.82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4512" calcext:value-type="float">
            <text:p>113.82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5368" calcext:value-type="float">
            <text:p>113.81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1464" calcext:value-type="float">
            <text:p>113.8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3656" calcext:value-type="float">
            <text:p>113.83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3656" calcext:value-type="float">
            <text:p>113.83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4512" calcext:value-type="float">
            <text:p>113.82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756" calcext:value-type="float">
            <text:p>113.82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3656" calcext:value-type="float">
            <text:p>113.83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756" calcext:value-type="float">
            <text:p>113.82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232" calcext:value-type="float">
            <text:p>113.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3176" calcext:value-type="float">
            <text:p>113.80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708" calcext:value-type="float">
            <text:p>113.7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4032" calcext:value-type="float">
            <text:p>113.7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6224" calcext:value-type="float">
            <text:p>113.80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5368" calcext:value-type="float">
            <text:p>113.81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1464" calcext:value-type="float">
            <text:p>113.8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1464" calcext:value-type="float">
            <text:p>113.8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8416" calcext:value-type="float">
            <text:p>113.8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5368" calcext:value-type="float">
            <text:p>113.81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1464" calcext:value-type="float">
            <text:p>113.8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756" calcext:value-type="float">
            <text:p>113.82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4512" calcext:value-type="float">
            <text:p>113.82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1464" calcext:value-type="float">
            <text:p>113.8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5368" calcext:value-type="float">
            <text:p>113.81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9272" calcext:value-type="float">
            <text:p>113.80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8416" calcext:value-type="float">
            <text:p>113.8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1464" calcext:value-type="float">
            <text:p>113.8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5368" calcext:value-type="float">
            <text:p>113.81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9272" calcext:value-type="float">
            <text:p>113.80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9272" calcext:value-type="float">
            <text:p>113.80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5368" calcext:value-type="float">
            <text:p>113.81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8416" calcext:value-type="float">
            <text:p>113.8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8416" calcext:value-type="float">
            <text:p>113.8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8416" calcext:value-type="float">
            <text:p>113.8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4512" calcext:value-type="float">
            <text:p>113.82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5368" calcext:value-type="float">
            <text:p>113.81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4032" calcext:value-type="float">
            <text:p>113.7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7936" calcext:value-type="float">
            <text:p>113.78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4032" calcext:value-type="float">
            <text:p>113.7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6224" calcext:value-type="float">
            <text:p>113.80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9272" calcext:value-type="float">
            <text:p>113.80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708" calcext:value-type="float">
            <text:p>113.7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184" calcext:value-type="float">
            <text:p>113.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2696" calcext:value-type="float">
            <text:p>113.77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9648" calcext:value-type="float">
            <text:p>113.76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66" calcext:value-type="float">
            <text:p>113.7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8792" calcext:value-type="float">
            <text:p>113.77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4032" calcext:value-type="float">
            <text:p>113.7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0984" calcext:value-type="float">
            <text:p>113.79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8792" calcext:value-type="float">
            <text:p>113.77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4032" calcext:value-type="float">
            <text:p>113.7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0128" calcext:value-type="float">
            <text:p>113.80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3176" calcext:value-type="float">
            <text:p>113.80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9272" calcext:value-type="float">
            <text:p>113.80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5368" calcext:value-type="float">
            <text:p>113.81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1464" calcext:value-type="float">
            <text:p>113.8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5368" calcext:value-type="float">
            <text:p>113.81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5368" calcext:value-type="float">
            <text:p>113.81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8416" calcext:value-type="float">
            <text:p>113.8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1464" calcext:value-type="float">
            <text:p>113.8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5368" calcext:value-type="float">
            <text:p>113.81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6224" calcext:value-type="float">
            <text:p>113.80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4032" calcext:value-type="float">
            <text:p>113.7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7936" calcext:value-type="float">
            <text:p>113.78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9272" calcext:value-type="float">
            <text:p>113.80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232" calcext:value-type="float">
            <text:p>113.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0128" calcext:value-type="float">
            <text:p>113.80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184" calcext:value-type="float">
            <text:p>113.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66" calcext:value-type="float">
            <text:p>113.7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66" calcext:value-type="float">
            <text:p>113.7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5744" calcext:value-type="float">
            <text:p>113.77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7936" calcext:value-type="float">
            <text:p>113.78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4888" calcext:value-type="float">
            <text:p>113.78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184" calcext:value-type="float">
            <text:p>113.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8792" calcext:value-type="float">
            <text:p>113.77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4888" calcext:value-type="float">
            <text:p>113.78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6224" calcext:value-type="float">
            <text:p>113.80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708" calcext:value-type="float">
            <text:p>113.7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708" calcext:value-type="float">
            <text:p>113.7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3176" calcext:value-type="float">
            <text:p>113.80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4032" calcext:value-type="float">
            <text:p>113.7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8792" calcext:value-type="float">
            <text:p>113.77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8792" calcext:value-type="float">
            <text:p>113.77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0984" calcext:value-type="float">
            <text:p>113.79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0984" calcext:value-type="float">
            <text:p>113.79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9648" calcext:value-type="float">
            <text:p>113.76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7456" calcext:value-type="float">
            <text:p>113.7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66" calcext:value-type="float">
            <text:p>113.7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2696" calcext:value-type="float">
            <text:p>113.77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2696" calcext:value-type="float">
            <text:p>113.77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3552" calcext:value-type="float">
            <text:p>113.76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7456" calcext:value-type="float">
            <text:p>113.7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66" calcext:value-type="float">
            <text:p>113.7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9648" calcext:value-type="float">
            <text:p>113.76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7456" calcext:value-type="float">
            <text:p>113.7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9168" calcext:value-type="float">
            <text:p>113.73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9168" calcext:value-type="float">
            <text:p>113.73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4408" calcext:value-type="float">
            <text:p>113.75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4408" calcext:value-type="float">
            <text:p>113.75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7456" calcext:value-type="float">
            <text:p>113.7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0504" calcext:value-type="float">
            <text:p>113.76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3552" calcext:value-type="float">
            <text:p>113.76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136" calcext:value-type="float">
            <text:p>113.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3072" calcext:value-type="float">
            <text:p>113.73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5264" calcext:value-type="float">
            <text:p>113.74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66" calcext:value-type="float">
            <text:p>113.7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3552" calcext:value-type="float">
            <text:p>113.76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4408" calcext:value-type="float">
            <text:p>113.75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136" calcext:value-type="float">
            <text:p>113.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5264" calcext:value-type="float">
            <text:p>113.74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612" calcext:value-type="float">
            <text:p>113.73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3072" calcext:value-type="float">
            <text:p>113.73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3072" calcext:value-type="float">
            <text:p>113.73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9168" calcext:value-type="float">
            <text:p>113.73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9168" calcext:value-type="float">
            <text:p>113.73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6976" calcext:value-type="float">
            <text:p>113.72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1736" calcext:value-type="float">
            <text:p>113.71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3448" calcext:value-type="float">
            <text:p>113.6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1256" calcext:value-type="float">
            <text:p>113.6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2112" calcext:value-type="float">
            <text:p>113.6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7728" calcext:value-type="float">
            <text:p>113.64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992" calcext:value-type="float">
            <text:p>113.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2112" calcext:value-type="float">
            <text:p>113.6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8208" calcext:value-type="float">
            <text:p>113.6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564" calcext:value-type="float">
            <text:p>113.70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1736" calcext:value-type="float">
            <text:p>113.71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4784" calcext:value-type="float">
            <text:p>113.71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564" calcext:value-type="float">
            <text:p>113.70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7352" calcext:value-type="float">
            <text:p>113.68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4784" calcext:value-type="float">
            <text:p>113.71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564" calcext:value-type="float">
            <text:p>113.70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6496" calcext:value-type="float">
            <text:p>113.6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8208" calcext:value-type="float">
            <text:p>113.6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1256" calcext:value-type="float">
            <text:p>113.6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2112" calcext:value-type="float">
            <text:p>113.6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6872" calcext:value-type="float">
            <text:p>113.6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9544" calcext:value-type="float">
            <text:p>113.69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0024" calcext:value-type="float">
            <text:p>113.7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7832" calcext:value-type="float">
            <text:p>113.71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564" calcext:value-type="float">
            <text:p>113.70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1736" calcext:value-type="float">
            <text:p>113.71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4784" calcext:value-type="float">
            <text:p>113.71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9544" calcext:value-type="float">
            <text:p>113.69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4304" calcext:value-type="float">
            <text:p>113.6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2112" calcext:value-type="float">
            <text:p>113.6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9544" calcext:value-type="float">
            <text:p>113.69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8688" calcext:value-type="float">
            <text:p>113.7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088" calcext:value-type="float">
            <text:p>113.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4784" calcext:value-type="float">
            <text:p>113.71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3448" calcext:value-type="float">
            <text:p>113.6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4304" calcext:value-type="float">
            <text:p>113.6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8208" calcext:value-type="float">
            <text:p>113.6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6016" calcext:value-type="float">
            <text:p>113.66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1256" calcext:value-type="float">
            <text:p>113.6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1736" calcext:value-type="float">
            <text:p>113.71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3072" calcext:value-type="float">
            <text:p>113.73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612" calcext:value-type="float">
            <text:p>113.73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6976" calcext:value-type="float">
            <text:p>113.72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6496" calcext:value-type="float">
            <text:p>113.6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2112" calcext:value-type="float">
            <text:p>113.6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1736" calcext:value-type="float">
            <text:p>113.71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3072" calcext:value-type="float">
            <text:p>113.73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6976" calcext:value-type="float">
            <text:p>113.72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6496" calcext:value-type="float">
            <text:p>113.6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2968" calcext:value-type="float">
            <text:p>113.66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4304" calcext:value-type="float">
            <text:p>113.6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3448" calcext:value-type="float">
            <text:p>113.6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1736" calcext:value-type="float">
            <text:p>113.71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7832" calcext:value-type="float">
            <text:p>113.71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2592" calcext:value-type="float">
            <text:p>113.70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8688" calcext:value-type="float">
            <text:p>113.7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4784" calcext:value-type="float">
            <text:p>113.71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4304" calcext:value-type="float">
            <text:p>113.6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38584" calcext:value-type="float">
            <text:p>113.63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516" calcext:value-type="float">
            <text:p>113.6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1256" calcext:value-type="float">
            <text:p>113.6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8208" calcext:value-type="float">
            <text:p>113.6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1736" calcext:value-type="float">
            <text:p>113.71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612" calcext:value-type="float">
            <text:p>113.73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2216" calcext:value-type="float">
            <text:p>113.74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088" calcext:value-type="float">
            <text:p>113.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6496" calcext:value-type="float">
            <text:p>113.6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7352" calcext:value-type="float">
            <text:p>113.68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9544" calcext:value-type="float">
            <text:p>113.69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612" calcext:value-type="float">
            <text:p>113.73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0504" calcext:value-type="float">
            <text:p>113.76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6496" calcext:value-type="float">
            <text:p>113.6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564" calcext:value-type="float">
            <text:p>113.70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6496" calcext:value-type="float">
            <text:p>113.6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6496" calcext:value-type="float">
            <text:p>113.6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2112" calcext:value-type="float">
            <text:p>113.6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516" calcext:value-type="float">
            <text:p>113.6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1736" calcext:value-type="float">
            <text:p>113.71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8688" calcext:value-type="float">
            <text:p>113.7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7832" calcext:value-type="float">
            <text:p>113.71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088" calcext:value-type="float">
            <text:p>113.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1736" calcext:value-type="float">
            <text:p>113.71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4784" calcext:value-type="float">
            <text:p>113.71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2216" calcext:value-type="float">
            <text:p>113.74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088" calcext:value-type="float">
            <text:p>113.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3448" calcext:value-type="float">
            <text:p>113.6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564" calcext:value-type="float">
            <text:p>113.70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3448" calcext:value-type="float">
            <text:p>113.6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7352" calcext:value-type="float">
            <text:p>113.68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6496" calcext:value-type="float">
            <text:p>113.6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9544" calcext:value-type="float">
            <text:p>113.69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468" calcext:value-type="float">
            <text:p>113.64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3448" calcext:value-type="float">
            <text:p>113.6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6496" calcext:value-type="float">
            <text:p>113.6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1632" calcext:value-type="float">
            <text:p>113.64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7352" calcext:value-type="float">
            <text:p>113.68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6496" calcext:value-type="float">
            <text:p>113.6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6016" calcext:value-type="float">
            <text:p>113.66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2968" calcext:value-type="float">
            <text:p>113.66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3824" calcext:value-type="float">
            <text:p>113.65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516" calcext:value-type="float">
            <text:p>113.6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3448" calcext:value-type="float">
            <text:p>113.6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3448" calcext:value-type="float">
            <text:p>113.6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2112" calcext:value-type="float">
            <text:p>113.6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7728" calcext:value-type="float">
            <text:p>113.64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2968" calcext:value-type="float">
            <text:p>113.66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9064" calcext:value-type="float">
            <text:p>113.66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516" calcext:value-type="float">
            <text:p>113.6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516" calcext:value-type="float">
            <text:p>113.6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1256" calcext:value-type="float">
            <text:p>113.6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516" calcext:value-type="float">
            <text:p>113.6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7728" calcext:value-type="float">
            <text:p>113.64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8104" calcext:value-type="float">
            <text:p>113.60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1152" calcext:value-type="float">
            <text:p>113.61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6392" calcext:value-type="float">
            <text:p>113.62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8104" calcext:value-type="float">
            <text:p>113.60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372" calcext:value-type="float">
            <text:p>113.58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9816" calcext:value-type="float">
            <text:p>113.58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5056" calcext:value-type="float">
            <text:p>113.60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9816" calcext:value-type="float">
            <text:p>113.58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7624" calcext:value-type="float">
            <text:p>113.57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848" calcext:value-type="float">
            <text:p>113.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848" calcext:value-type="float">
            <text:p>113.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4576" calcext:value-type="float">
            <text:p>113.57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0192" calcext:value-type="float">
            <text:p>113.55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1424" calcext:value-type="float">
            <text:p>113.50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8" calcext:value-type="float">
            <text:p>113.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7144" calcext:value-type="float">
            <text:p>113.54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9336" calcext:value-type="float">
            <text:p>113.55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4096" calcext:value-type="float">
            <text:p>113.54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6664" calcext:value-type="float">
            <text:p>113.51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752" calcext:value-type="float">
            <text:p>113.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6184" calcext:value-type="float">
            <text:p>113.48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5328" calcext:value-type="float">
            <text:p>113.49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1904" calcext:value-type="float">
            <text:p>113.53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5808" calcext:value-type="float">
            <text:p>113.52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1904" calcext:value-type="float">
            <text:p>113.53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8" calcext:value-type="float">
            <text:p>113.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1904" calcext:value-type="float">
            <text:p>113.53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4096" calcext:value-type="float">
            <text:p>113.54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0192" calcext:value-type="float">
            <text:p>113.55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8856" calcext:value-type="float">
            <text:p>113.52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3616" calcext:value-type="float">
            <text:p>113.51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1904" calcext:value-type="float">
            <text:p>113.53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7144" calcext:value-type="float">
            <text:p>113.54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0192" calcext:value-type="float">
            <text:p>113.55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6288" calcext:value-type="float">
            <text:p>113.55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3616" calcext:value-type="float">
            <text:p>113.51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1424" calcext:value-type="float">
            <text:p>113.50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5328" calcext:value-type="float">
            <text:p>113.49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7896" calcext:value-type="float">
            <text:p>113.46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1424" calcext:value-type="float">
            <text:p>113.50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0568" calcext:value-type="float">
            <text:p>113.51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8" calcext:value-type="float">
            <text:p>113.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1048" calcext:value-type="float">
            <text:p>113.54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324" calcext:value-type="float">
            <text:p>113.55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9336" calcext:value-type="float">
            <text:p>113.55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324" calcext:value-type="float">
            <text:p>113.55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4096" calcext:value-type="float">
            <text:p>113.54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8" calcext:value-type="float">
            <text:p>113.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1904" calcext:value-type="float">
            <text:p>113.53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276" calcext:value-type="float">
            <text:p>113.52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228" calcext:value-type="float">
            <text:p>113.49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4472" calcext:value-type="float">
            <text:p>113.50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4472" calcext:value-type="float">
            <text:p>113.50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0944" calcext:value-type="float">
            <text:p>113.47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8272" calcext:value-type="float">
            <text:p>113.42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9608" calcext:value-type="float">
            <text:p>113.44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752" calcext:value-type="float">
            <text:p>113.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4472" calcext:value-type="float">
            <text:p>113.50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5328" calcext:value-type="float">
            <text:p>113.49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0944" calcext:value-type="float">
            <text:p>113.47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55704" calcext:value-type="float">
            <text:p>113.45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3992" calcext:value-type="float">
            <text:p>113.47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0088" calcext:value-type="float">
            <text:p>113.48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704" calcext:value-type="float">
            <text:p>113.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4848" calcext:value-type="float">
            <text:p>113.46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7416" calcext:value-type="float">
            <text:p>113.43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132" calcext:value-type="float">
            <text:p>113.43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9608" calcext:value-type="float">
            <text:p>113.44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9608" calcext:value-type="float">
            <text:p>113.44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2176" calcext:value-type="float">
            <text:p>113.42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3888" calcext:value-type="float">
            <text:p>113.4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94744" calcext:value-type="float">
            <text:p>113.39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1608" calcext:value-type="float">
            <text:p>113.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2176" calcext:value-type="float">
            <text:p>113.42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19128" calcext:value-type="float">
            <text:p>113.41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9984" calcext:value-type="float">
            <text:p>113.40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6936" calcext:value-type="float">
            <text:p>113.40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13032" calcext:value-type="float">
            <text:p>113.41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64264" calcext:value-type="float">
            <text:p>113.36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2552" calcext:value-type="float">
            <text:p>113.3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8648" calcext:value-type="float">
            <text:p>113.3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036" calcext:value-type="float">
            <text:p>113.3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2072" calcext:value-type="float">
            <text:p>113.35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2552" calcext:value-type="float">
            <text:p>113.3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9984" calcext:value-type="float">
            <text:p>113.40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13032" calcext:value-type="float">
            <text:p>113.41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9984" calcext:value-type="float">
            <text:p>113.40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3888" calcext:value-type="float">
            <text:p>113.4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8648" calcext:value-type="float">
            <text:p>113.3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9504" calcext:value-type="float">
            <text:p>113.3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036" calcext:value-type="float">
            <text:p>113.3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036" calcext:value-type="float">
            <text:p>113.3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67312" calcext:value-type="float">
            <text:p>113.36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512" calcext:value-type="float">
            <text:p>113.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6832" calcext:value-type="float">
            <text:p>113.33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6832" calcext:value-type="float">
            <text:p>113.33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512" calcext:value-type="float">
            <text:p>113.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67312" calcext:value-type="float">
            <text:p>113.36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512" calcext:value-type="float">
            <text:p>113.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6832" calcext:value-type="float">
            <text:p>113.33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6832" calcext:value-type="float">
            <text:p>113.33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512" calcext:value-type="float">
            <text:p>113.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2072" calcext:value-type="float">
            <text:p>113.35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6832" calcext:value-type="float">
            <text:p>113.33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988" calcext:value-type="float">
            <text:p>113.33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2552" calcext:value-type="float">
            <text:p>113.3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036" calcext:value-type="float">
            <text:p>113.3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64264" calcext:value-type="float">
            <text:p>113.36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8168" calcext:value-type="float">
            <text:p>113.35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2072" calcext:value-type="float">
            <text:p>113.35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988" calcext:value-type="float">
            <text:p>113.33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7688" calcext:value-type="float">
            <text:p>113.32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1592" calcext:value-type="float">
            <text:p>113.32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5496" calcext:value-type="float">
            <text:p>113.31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2448" calcext:value-type="float">
            <text:p>113.31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0256" calcext:value-type="float">
            <text:p>113.30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9416" calcext:value-type="float">
            <text:p>113.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97208" calcext:value-type="float">
            <text:p>113.29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3304" calcext:value-type="float">
            <text:p>113.30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5016" calcext:value-type="float">
            <text:p>113.28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9776" calcext:value-type="float">
            <text:p>113.26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5872" calcext:value-type="float">
            <text:p>113.27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368" calcext:value-type="float">
            <text:p>113.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0632" calcext:value-type="float">
            <text:p>113.26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6728" calcext:value-type="float">
            <text:p>113.26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6728" calcext:value-type="float">
            <text:p>113.26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0632" calcext:value-type="float">
            <text:p>113.26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6728" calcext:value-type="float">
            <text:p>113.26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9776" calcext:value-type="float">
            <text:p>113.26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368" calcext:value-type="float">
            <text:p>113.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7584" calcext:value-type="float">
            <text:p>113.25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7584" calcext:value-type="float">
            <text:p>113.25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1488" calcext:value-type="float">
            <text:p>113.25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6248" calcext:value-type="float">
            <text:p>113.23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796" calcext:value-type="float">
            <text:p>113.21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5768" calcext:value-type="float">
            <text:p>113.20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8816" calcext:value-type="float">
            <text:p>113.20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4912" calcext:value-type="float">
            <text:p>113.21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1864" calcext:value-type="float">
            <text:p>113.21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9672" calcext:value-type="float">
            <text:p>113.19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1384" calcext:value-type="float">
            <text:p>113.18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9192" calcext:value-type="float">
            <text:p>113.16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3096" calcext:value-type="float">
            <text:p>113.16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57" calcext:value-type="float">
            <text:p>113.1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53952" calcext:value-type="float">
            <text:p>113.15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50904" calcext:value-type="float">
            <text:p>113.15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4808" calcext:value-type="float">
            <text:p>113.14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652" calcext:value-type="float">
            <text:p>113.12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5184" calcext:value-type="float">
            <text:p>113.10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604" calcext:value-type="float">
            <text:p>113.0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9088" calcext:value-type="float">
            <text:p>113.09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604" calcext:value-type="float">
            <text:p>113.0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2992" calcext:value-type="float">
            <text:p>113.09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2992" calcext:value-type="float">
            <text:p>113.09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604" calcext:value-type="float">
            <text:p>113.0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604" calcext:value-type="float">
            <text:p>113.0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9944" calcext:value-type="float">
            <text:p>113.08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4704" calcext:value-type="float">
            <text:p>113.07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556" calcext:value-type="float">
            <text:p>113.06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8608" calcext:value-type="float">
            <text:p>113.06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7752" calcext:value-type="float">
            <text:p>113.07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5184" calcext:value-type="float">
            <text:p>113.10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8232" calcext:value-type="float">
            <text:p>113.10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8232" calcext:value-type="float">
            <text:p>113.10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4328" calcext:value-type="float">
            <text:p>113.11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9088" calcext:value-type="float">
            <text:p>113.09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9088" calcext:value-type="float">
            <text:p>113.09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8232" calcext:value-type="float">
            <text:p>113.10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4328" calcext:value-type="float">
            <text:p>113.11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2136" calcext:value-type="float">
            <text:p>113.10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9944" calcext:value-type="float">
            <text:p>113.08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6896" calcext:value-type="float">
            <text:p>113.08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4704" calcext:value-type="float">
            <text:p>113.07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3368" calcext:value-type="float">
            <text:p>113.05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4224" calcext:value-type="float">
            <text:p>113.04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9464" calcext:value-type="float">
            <text:p>113.05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7752" calcext:value-type="float">
            <text:p>113.07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1656" calcext:value-type="float">
            <text:p>113.07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032" calcext:value-type="float">
            <text:p>113.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32032" calcext:value-type="float">
            <text:p>113.03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38128" calcext:value-type="float">
            <text:p>113.03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4224" calcext:value-type="float">
            <text:p>113.04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3508" calcext:value-type="float">
            <text:p>113.03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1176" calcext:value-type="float">
            <text:p>113.04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4224" calcext:value-type="float">
            <text:p>113.04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5936" calcext:value-type="float">
            <text:p>113.02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3744" calcext:value-type="float">
            <text:p>113.01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6792" calcext:value-type="float">
            <text:p>113.01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2888" calcext:value-type="float">
            <text:p>113.02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5936" calcext:value-type="float">
            <text:p>113.02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5936" calcext:value-type="float">
            <text:p>113.02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6792" calcext:value-type="float">
            <text:p>113.01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46" calcext:value-type="float">
            <text:p>113.0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8504" calcext:value-type="float">
            <text:p>112.99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46" calcext:value-type="float">
            <text:p>113.0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0696" calcext:value-type="float">
            <text:p>113.01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2888" calcext:value-type="float">
            <text:p>113.02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8984" calcext:value-type="float">
            <text:p>113.0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984" calcext:value-type="float">
            <text:p>113.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46" calcext:value-type="float">
            <text:p>113.0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5456" calcext:value-type="float">
            <text:p>112.99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936" calcext:value-type="float">
            <text:p>112.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1552" calcext:value-type="float">
            <text:p>113.00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6792" calcext:value-type="float">
            <text:p>113.01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2888" calcext:value-type="float">
            <text:p>113.02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2888" calcext:value-type="float">
            <text:p>113.02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032" calcext:value-type="float">
            <text:p>113.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4224" calcext:value-type="float">
            <text:p>113.04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984" calcext:value-type="float">
            <text:p>113.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0696" calcext:value-type="float">
            <text:p>113.01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984" calcext:value-type="float">
            <text:p>113.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984" calcext:value-type="float">
            <text:p>113.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8504" calcext:value-type="float">
            <text:p>112.99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1552" calcext:value-type="float">
            <text:p>113.00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46" calcext:value-type="float">
            <text:p>113.0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46" calcext:value-type="float">
            <text:p>113.0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7648" calcext:value-type="float">
            <text:p>113.00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2888" calcext:value-type="float">
            <text:p>113.02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8984" calcext:value-type="float">
            <text:p>113.0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3744" calcext:value-type="float">
            <text:p>113.01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6312" calcext:value-type="float">
            <text:p>112.98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412" calcext:value-type="float">
            <text:p>112.97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3264" calcext:value-type="float">
            <text:p>112.98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6792" calcext:value-type="float">
            <text:p>113.01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8984" calcext:value-type="float">
            <text:p>113.0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8984" calcext:value-type="float">
            <text:p>113.0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8984" calcext:value-type="float">
            <text:p>113.0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5936" calcext:value-type="float">
            <text:p>113.02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2888" calcext:value-type="float">
            <text:p>113.02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5936" calcext:value-type="float">
            <text:p>113.02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2888" calcext:value-type="float">
            <text:p>113.02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5936" calcext:value-type="float">
            <text:p>113.02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8984" calcext:value-type="float">
            <text:p>113.0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984" calcext:value-type="float">
            <text:p>113.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2888" calcext:value-type="float">
            <text:p>113.02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8984" calcext:value-type="float">
            <text:p>113.0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4224" calcext:value-type="float">
            <text:p>113.04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1176" calcext:value-type="float">
            <text:p>113.04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2888" calcext:value-type="float">
            <text:p>113.02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0696" calcext:value-type="float">
            <text:p>113.01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412" calcext:value-type="float">
            <text:p>112.97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1072" calcext:value-type="float">
            <text:p>112.97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6312" calcext:value-type="float">
            <text:p>112.98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8504" calcext:value-type="float">
            <text:p>112.99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936" calcext:value-type="float">
            <text:p>112.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936" calcext:value-type="float">
            <text:p>112.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6792" calcext:value-type="float">
            <text:p>113.01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8984" calcext:value-type="float">
            <text:p>113.0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5168" calcext:value-type="float">
            <text:p>112.21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2976" calcext:value-type="float">
            <text:p>112.20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0784" calcext:value-type="float">
            <text:p>112.19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7736" calcext:value-type="float">
            <text:p>112.18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7736" calcext:value-type="float">
            <text:p>112.18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164" calcext:value-type="float">
            <text:p>112.18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3352" calcext:value-type="float">
            <text:p>112.16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0304" calcext:value-type="float">
            <text:p>112.16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5544" calcext:value-type="float">
            <text:p>112.17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9448" calcext:value-type="float">
            <text:p>112.16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5544" calcext:value-type="float">
            <text:p>112.17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164" calcext:value-type="float">
            <text:p>112.18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5544" calcext:value-type="float">
            <text:p>112.17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9448" calcext:value-type="float">
            <text:p>112.16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164" calcext:value-type="float">
            <text:p>112.18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9928" calcext:value-type="float">
            <text:p>112.19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7736" calcext:value-type="float">
            <text:p>112.18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0304" calcext:value-type="float">
            <text:p>112.16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4208" calcext:value-type="float">
            <text:p>112.15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9448" calcext:value-type="float">
            <text:p>112.16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0304" calcext:value-type="float">
            <text:p>112.16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8112" calcext:value-type="float">
            <text:p>112.14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8968" calcext:value-type="float">
            <text:p>112.13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3352" calcext:value-type="float">
            <text:p>112.16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4688" calcext:value-type="float">
            <text:p>112.18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9448" calcext:value-type="float">
            <text:p>112.16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3352" calcext:value-type="float">
            <text:p>112.16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116" calcext:value-type="float">
            <text:p>112.15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9824" calcext:value-type="float">
            <text:p>112.12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9824" calcext:value-type="float">
            <text:p>112.12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4584" calcext:value-type="float">
            <text:p>112.11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3728" calcext:value-type="float">
            <text:p>112.12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4208" calcext:value-type="float">
            <text:p>112.15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592" calcext:value-type="float">
            <text:p>112.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592" calcext:value-type="float">
            <text:p>112.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3728" calcext:value-type="float">
            <text:p>112.12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1536" calcext:value-type="float">
            <text:p>112.11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8488" calcext:value-type="float">
            <text:p>112.10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1536" calcext:value-type="float">
            <text:p>112.11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9824" calcext:value-type="float">
            <text:p>112.12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2016" calcext:value-type="float">
            <text:p>112.14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5064" calcext:value-type="float">
            <text:p>112.14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8112" calcext:value-type="float">
            <text:p>112.14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4208" calcext:value-type="float">
            <text:p>112.15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8112" calcext:value-type="float">
            <text:p>112.14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8112" calcext:value-type="float">
            <text:p>112.14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2016" calcext:value-type="float">
            <text:p>112.14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116" calcext:value-type="float">
            <text:p>112.15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2016" calcext:value-type="float">
            <text:p>112.14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1536" calcext:value-type="float">
            <text:p>112.11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6776" calcext:value-type="float">
            <text:p>112.12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5064" calcext:value-type="float">
            <text:p>112.14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0304" calcext:value-type="float">
            <text:p>112.16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4208" calcext:value-type="float">
            <text:p>112.15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2016" calcext:value-type="float">
            <text:p>112.14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8112" calcext:value-type="float">
            <text:p>112.14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3352" calcext:value-type="float">
            <text:p>112.16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3352" calcext:value-type="float">
            <text:p>112.16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8968" calcext:value-type="float">
            <text:p>112.13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592" calcext:value-type="float">
            <text:p>112.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9824" calcext:value-type="float">
            <text:p>112.12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7632" calcext:value-type="float">
            <text:p>112.11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9824" calcext:value-type="float">
            <text:p>112.12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2872" calcext:value-type="float">
            <text:p>112.13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9824" calcext:value-type="float">
            <text:p>112.12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3728" calcext:value-type="float">
            <text:p>112.12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8488" calcext:value-type="float">
            <text:p>112.10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9344" calcext:value-type="float">
            <text:p>112.09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3248" calcext:value-type="float">
            <text:p>112.09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6296" calcext:value-type="float">
            <text:p>112.09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1536" calcext:value-type="float">
            <text:p>112.11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1536" calcext:value-type="float">
            <text:p>112.11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6296" calcext:value-type="float">
            <text:p>112.09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4104" calcext:value-type="float">
            <text:p>112.08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8008" calcext:value-type="float">
            <text:p>112.07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7152" calcext:value-type="float">
            <text:p>112.08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1536" calcext:value-type="float">
            <text:p>112.11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1536" calcext:value-type="float">
            <text:p>112.11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1536" calcext:value-type="float">
            <text:p>112.11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1536" calcext:value-type="float">
            <text:p>112.11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6296" calcext:value-type="float">
            <text:p>112.09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5816" calcext:value-type="float">
            <text:p>112.06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2872" calcext:value-type="float">
            <text:p>112.13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5064" calcext:value-type="float">
            <text:p>112.14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9824" calcext:value-type="float">
            <text:p>112.12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8488" calcext:value-type="float">
            <text:p>112.10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2392" calcext:value-type="float">
            <text:p>112.10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8488" calcext:value-type="float">
            <text:p>112.10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2872" calcext:value-type="float">
            <text:p>112.13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592" calcext:value-type="float">
            <text:p>112.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1536" calcext:value-type="float">
            <text:p>112.11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8008" calcext:value-type="float">
            <text:p>112.07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8008" calcext:value-type="float">
            <text:p>112.07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7632" calcext:value-type="float">
            <text:p>112.11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068" calcext:value-type="float">
            <text:p>112.12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8968" calcext:value-type="float">
            <text:p>112.13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116" calcext:value-type="float">
            <text:p>112.15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0304" calcext:value-type="float">
            <text:p>112.16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164" calcext:value-type="float">
            <text:p>112.18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9928" calcext:value-type="float">
            <text:p>112.19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3352" calcext:value-type="float">
            <text:p>112.16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0784" calcext:value-type="float">
            <text:p>112.19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6024" calcext:value-type="float">
            <text:p>112.20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0784" calcext:value-type="float">
            <text:p>112.19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8592" calcext:value-type="float">
            <text:p>112.17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3832" calcext:value-type="float">
            <text:p>112.19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6024" calcext:value-type="float">
            <text:p>112.20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3456" calcext:value-type="float">
            <text:p>112.23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6504" calcext:value-type="float">
            <text:p>112.23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0784" calcext:value-type="float">
            <text:p>112.19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6024" calcext:value-type="float">
            <text:p>112.20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4312" calcext:value-type="float">
            <text:p>112.22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8696" calcext:value-type="float">
            <text:p>112.24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2224" calcext:value-type="float">
            <text:p>112.28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2224" calcext:value-type="float">
            <text:p>112.28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5272" calcext:value-type="float">
            <text:p>112.28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7464" calcext:value-type="float">
            <text:p>112.29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356" calcext:value-type="float">
            <text:p>112.30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2224" calcext:value-type="float">
            <text:p>112.28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5648" calcext:value-type="float">
            <text:p>112.24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26" calcext:value-type="float">
            <text:p>112.24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6504" calcext:value-type="float">
            <text:p>112.23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8696" calcext:value-type="float">
            <text:p>112.24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1744" calcext:value-type="float">
            <text:p>112.25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4792" calcext:value-type="float">
            <text:p>112.25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0032" calcext:value-type="float">
            <text:p>112.27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308" calcext:value-type="float">
            <text:p>112.27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0032" calcext:value-type="float">
            <text:p>112.27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9176" calcext:value-type="float">
            <text:p>112.27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6608" calcext:value-type="float">
            <text:p>112.30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88" calcext:value-type="float">
            <text:p>112.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4416" calcext:value-type="float">
            <text:p>112.29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5272" calcext:value-type="float">
            <text:p>112.28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1368" calcext:value-type="float">
            <text:p>112.29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4792" calcext:value-type="float">
            <text:p>112.25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832" calcext:value-type="float">
            <text:p>112.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2224" calcext:value-type="float">
            <text:p>112.28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832" calcext:value-type="float">
            <text:p>112.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7464" calcext:value-type="float">
            <text:p>112.29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1848" calcext:value-type="float">
            <text:p>112.32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4896" calcext:value-type="float">
            <text:p>112.32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0136" calcext:value-type="float">
            <text:p>112.34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88" calcext:value-type="float">
            <text:p>112.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2704" calcext:value-type="float">
            <text:p>112.31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2704" calcext:value-type="float">
            <text:p>112.31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0992" calcext:value-type="float">
            <text:p>112.33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928" calcext:value-type="float">
            <text:p>112.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928" calcext:value-type="float">
            <text:p>112.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928" calcext:value-type="float">
            <text:p>112.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4896" calcext:value-type="float">
            <text:p>112.32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0616" calcext:value-type="float">
            <text:p>112.37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4144" calcext:value-type="float">
            <text:p>112.40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9384" calcext:value-type="float">
            <text:p>112.41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452" calcext:value-type="float">
            <text:p>112.3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928" calcext:value-type="float">
            <text:p>112.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2328" calcext:value-type="float">
            <text:p>112.35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8904" calcext:value-type="float">
            <text:p>112.38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8424" calcext:value-type="float">
            <text:p>112.35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2808" calcext:value-type="float">
            <text:p>112.38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2432" calcext:value-type="float">
            <text:p>112.42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7672" calcext:value-type="float">
            <text:p>112.43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7192" calcext:value-type="float">
            <text:p>112.40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5376" calcext:value-type="float">
            <text:p>112.35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3664" calcext:value-type="float">
            <text:p>112.37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024" calcext:value-type="float">
            <text:p>112.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548" calcext:value-type="float">
            <text:p>112.42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6336" calcext:value-type="float">
            <text:p>112.41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4624" calcext:value-type="float">
            <text:p>112.43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9384" calcext:value-type="float">
            <text:p>112.41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1952" calcext:value-type="float">
            <text:p>112.39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8904" calcext:value-type="float">
            <text:p>112.38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3288" calcext:value-type="float">
            <text:p>112.41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024" calcext:value-type="float">
            <text:p>112.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4144" calcext:value-type="float">
            <text:p>112.40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1096" calcext:value-type="float">
            <text:p>112.40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6336" calcext:value-type="float">
            <text:p>112.41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9008" calcext:value-type="float">
            <text:p>112.45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2536" calcext:value-type="float">
            <text:p>112.49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5584" calcext:value-type="float">
            <text:p>112.49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0344" calcext:value-type="float">
            <text:p>112.48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0344" calcext:value-type="float">
            <text:p>112.48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8152" calcext:value-type="float">
            <text:p>112.46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2432" calcext:value-type="float">
            <text:p>112.42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9008" calcext:value-type="float">
            <text:p>112.45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8152" calcext:value-type="float">
            <text:p>112.46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4624" calcext:value-type="float">
            <text:p>112.43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1952" calcext:value-type="float">
            <text:p>112.39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3288" calcext:value-type="float">
            <text:p>112.41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024" calcext:value-type="float">
            <text:p>112.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3664" calcext:value-type="float">
            <text:p>112.37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4896" calcext:value-type="float">
            <text:p>112.32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0136" calcext:value-type="float">
            <text:p>112.34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88" calcext:value-type="float">
            <text:p>112.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1848" calcext:value-type="float">
            <text:p>112.32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2704" calcext:value-type="float">
            <text:p>112.31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2704" calcext:value-type="float">
            <text:p>112.31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7464" calcext:value-type="float">
            <text:p>112.29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2224" calcext:value-type="float">
            <text:p>112.28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9176" calcext:value-type="float">
            <text:p>112.27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6504" calcext:value-type="float">
            <text:p>112.23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1744" calcext:value-type="float">
            <text:p>112.25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308" calcext:value-type="float">
            <text:p>112.27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6984" calcext:value-type="float">
            <text:p>112.26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2224" calcext:value-type="float">
            <text:p>112.28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832" calcext:value-type="float">
            <text:p>112.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0888" calcext:value-type="float">
            <text:p>112.26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5168" calcext:value-type="float">
            <text:p>112.21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2976" calcext:value-type="float">
            <text:p>112.20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8216" calcext:value-type="float">
            <text:p>112.21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1264" calcext:value-type="float">
            <text:p>112.22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5168" calcext:value-type="float">
            <text:p>112.21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6504" calcext:value-type="float">
            <text:p>112.23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1264" calcext:value-type="float">
            <text:p>112.22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8696" calcext:value-type="float">
            <text:p>112.24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3456" calcext:value-type="float">
            <text:p>112.23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6024" calcext:value-type="float">
            <text:p>112.20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9072" calcext:value-type="float">
            <text:p>112.20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212" calcext:value-type="float">
            <text:p>112.21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0784" calcext:value-type="float">
            <text:p>112.19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0784" calcext:value-type="float">
            <text:p>112.19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9928" calcext:value-type="float">
            <text:p>112.19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3456" calcext:value-type="float">
            <text:p>112.23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26" calcext:value-type="float">
            <text:p>112.24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2224" calcext:value-type="float">
            <text:p>112.28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9176" calcext:value-type="float">
            <text:p>112.27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5272" calcext:value-type="float">
            <text:p>112.28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0888" calcext:value-type="float">
            <text:p>112.26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8696" calcext:value-type="float">
            <text:p>112.24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9928" calcext:value-type="float">
            <text:p>112.19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1264" calcext:value-type="float">
            <text:p>112.22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5648" calcext:value-type="float">
            <text:p>112.24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5648" calcext:value-type="float">
            <text:p>112.24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0032" calcext:value-type="float">
            <text:p>112.27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2224" calcext:value-type="float">
            <text:p>112.28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832" calcext:value-type="float">
            <text:p>112.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5272" calcext:value-type="float">
            <text:p>112.28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832" calcext:value-type="float">
            <text:p>112.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1368" calcext:value-type="float">
            <text:p>112.29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7464" calcext:value-type="float">
            <text:p>112.29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2224" calcext:value-type="float">
            <text:p>112.28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6984" calcext:value-type="float">
            <text:p>112.26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4792" calcext:value-type="float">
            <text:p>112.25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6504" calcext:value-type="float">
            <text:p>112.23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26" calcext:value-type="float">
            <text:p>112.24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6128" calcext:value-type="float">
            <text:p>112.27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832" calcext:value-type="float">
            <text:p>112.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832" calcext:value-type="float">
            <text:p>112.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4416" calcext:value-type="float">
            <text:p>112.29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0512" calcext:value-type="float">
            <text:p>112.30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88" calcext:value-type="float">
            <text:p>112.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88" calcext:value-type="float">
            <text:p>112.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88" calcext:value-type="float">
            <text:p>112.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9656" calcext:value-type="float">
            <text:p>112.30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2704" calcext:value-type="float">
            <text:p>112.31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7464" calcext:value-type="float">
            <text:p>112.29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1368" calcext:value-type="float">
            <text:p>112.29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356" calcext:value-type="float">
            <text:p>112.30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4896" calcext:value-type="float">
            <text:p>112.32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1848" calcext:value-type="float">
            <text:p>112.32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2704" calcext:value-type="float">
            <text:p>112.31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7088" calcext:value-type="float">
            <text:p>112.33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7568" calcext:value-type="float">
            <text:p>112.36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8424" calcext:value-type="float">
            <text:p>112.35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7944" calcext:value-type="float">
            <text:p>112.32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7568" calcext:value-type="float">
            <text:p>112.36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6816" calcext:value-type="float">
            <text:p>112.44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596" calcext:value-type="float">
            <text:p>112.45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9864" calcext:value-type="float">
            <text:p>112.44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2912" calcext:value-type="float">
            <text:p>112.45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3392" calcext:value-type="float">
            <text:p>112.48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168" calcext:value-type="float">
            <text:p>112.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168" calcext:value-type="float">
            <text:p>112.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5584" calcext:value-type="float">
            <text:p>112.49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2536" calcext:value-type="float">
            <text:p>112.49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0824" calcext:value-type="float">
            <text:p>112.51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0824" calcext:value-type="float">
            <text:p>112.51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168" calcext:value-type="float">
            <text:p>112.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8632" calcext:value-type="float">
            <text:p>112.49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644" calcext:value-type="float">
            <text:p>112.48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3392" calcext:value-type="float">
            <text:p>112.48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9488" calcext:value-type="float">
            <text:p>112.48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5584" calcext:value-type="float">
            <text:p>112.49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8632" calcext:value-type="float">
            <text:p>112.49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4728" calcext:value-type="float">
            <text:p>112.50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8632" calcext:value-type="float">
            <text:p>112.49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8152" calcext:value-type="float">
            <text:p>112.46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072" calcext:value-type="float">
            <text:p>112.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3288" calcext:value-type="float">
            <text:p>112.41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1472" calcext:value-type="float">
            <text:p>112.36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404" calcext:value-type="float">
            <text:p>112.33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4896" calcext:value-type="float">
            <text:p>112.32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9656" calcext:value-type="float">
            <text:p>112.30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2224" calcext:value-type="float">
            <text:p>112.28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5648" calcext:value-type="float">
            <text:p>112.24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3456" calcext:value-type="float">
            <text:p>112.23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8216" calcext:value-type="float">
            <text:p>112.21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8968" calcext:value-type="float">
            <text:p>112.13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8488" calcext:value-type="float">
            <text:p>112.10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02" calcext:value-type="float">
            <text:p>112.0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8864" calcext:value-type="float">
            <text:p>112.06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0576" calcext:value-type="float">
            <text:p>112.05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8384" calcext:value-type="float">
            <text:p>112.03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6192" calcext:value-type="float">
            <text:p>112.02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0952" calcext:value-type="float">
            <text:p>112.01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1808" calcext:value-type="float">
            <text:p>112.00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5712" calcext:value-type="float">
            <text:p>111.99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7424" calcext:value-type="float">
            <text:p>111.97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9992" calcext:value-type="float">
            <text:p>111.94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6464" calcext:value-type="float">
            <text:p>111.9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5128" calcext:value-type="float">
            <text:p>111.8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684" calcext:value-type="float">
            <text:p>111.87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5504" calcext:value-type="float">
            <text:p>111.85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636" calcext:value-type="float">
            <text:p>111.84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8448" calcext:value-type="float">
            <text:p>111.78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0536" calcext:value-type="float">
            <text:p>111.73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444" calcext:value-type="float">
            <text:p>111.72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1392" calcext:value-type="float">
            <text:p>111.72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0536" calcext:value-type="float">
            <text:p>111.73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8344" calcext:value-type="float">
            <text:p>111.71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0912" calcext:value-type="float">
            <text:p>111.69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7864" calcext:value-type="float">
            <text:p>111.68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7008" calcext:value-type="float">
            <text:p>111.69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7864" calcext:value-type="float">
            <text:p>111.68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7864" calcext:value-type="float">
            <text:p>111.68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9576" calcext:value-type="float">
            <text:p>111.66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0432" calcext:value-type="float">
            <text:p>111.66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5672" calcext:value-type="float">
            <text:p>111.67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7864" calcext:value-type="float">
            <text:p>111.68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2248" calcext:value-type="float">
            <text:p>111.71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0912" calcext:value-type="float">
            <text:p>111.69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0912" calcext:value-type="float">
            <text:p>111.69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5672" calcext:value-type="float">
            <text:p>111.67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1768" calcext:value-type="float">
            <text:p>111.68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0912" calcext:value-type="float">
            <text:p>111.69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0912" calcext:value-type="float">
            <text:p>111.69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0912" calcext:value-type="float">
            <text:p>111.69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5672" calcext:value-type="float">
            <text:p>111.67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0432" calcext:value-type="float">
            <text:p>111.66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0432" calcext:value-type="float">
            <text:p>111.66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1768" calcext:value-type="float">
            <text:p>111.68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0912" calcext:value-type="float">
            <text:p>111.69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2144" calcext:value-type="float">
            <text:p>111.64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3" calcext:value-type="float">
            <text:p>111.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3" calcext:value-type="float">
            <text:p>111.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0432" calcext:value-type="float">
            <text:p>111.66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6528" calcext:value-type="float">
            <text:p>111.66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8616" calcext:value-type="float">
            <text:p>111.60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5672" calcext:value-type="float">
            <text:p>111.67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0912" calcext:value-type="float">
            <text:p>111.69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6528" calcext:value-type="float">
            <text:p>111.66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9576" calcext:value-type="float">
            <text:p>111.66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9576" calcext:value-type="float">
            <text:p>111.66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2144" calcext:value-type="float">
            <text:p>111.64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7008" calcext:value-type="float">
            <text:p>111.69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7008" calcext:value-type="float">
            <text:p>111.69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1768" calcext:value-type="float">
            <text:p>111.68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6152" calcext:value-type="float">
            <text:p>111.70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7864" calcext:value-type="float">
            <text:p>111.68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6528" calcext:value-type="float">
            <text:p>111.66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2248" calcext:value-type="float">
            <text:p>111.71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8344" calcext:value-type="float">
            <text:p>111.71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1768" calcext:value-type="float">
            <text:p>111.68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9576" calcext:value-type="float">
            <text:p>111.66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2144" calcext:value-type="float">
            <text:p>111.64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2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0912" calcext:value-type="float">
            <text:p>111.69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0912" calcext:value-type="float">
            <text:p>111.69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6528" calcext:value-type="float">
            <text:p>111.66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6152" calcext:value-type="float">
            <text:p>111.70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54" calcext:value-type="float">
            <text:p>111.7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8344" calcext:value-type="float">
            <text:p>111.71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1392" calcext:value-type="float">
            <text:p>111.72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3688" calcext:value-type="float">
            <text:p>111.80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3208" calcext:value-type="float">
            <text:p>111.77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2248" calcext:value-type="float">
            <text:p>111.71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3208" calcext:value-type="float">
            <text:p>111.77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7968" calcext:value-type="float">
            <text:p>111.7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3208" calcext:value-type="float">
            <text:p>111.77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3208" calcext:value-type="float">
            <text:p>111.77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8448" calcext:value-type="float">
            <text:p>111.78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2832" calcext:value-type="float">
            <text:p>111.81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4168" calcext:value-type="float">
            <text:p>111.83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4168" calcext:value-type="float">
            <text:p>111.83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8552" calcext:value-type="float">
            <text:p>111.85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636" calcext:value-type="float">
            <text:p>111.84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1976" calcext:value-type="float">
            <text:p>111.82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3688" calcext:value-type="float">
            <text:p>111.80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5504" calcext:value-type="float">
            <text:p>111.85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5504" calcext:value-type="float">
            <text:p>111.85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1976" calcext:value-type="float">
            <text:p>111.82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8928" calcext:value-type="float">
            <text:p>111.81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5504" calcext:value-type="float">
            <text:p>111.85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3792" calcext:value-type="float">
            <text:p>111.87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4648" calcext:value-type="float">
            <text:p>111.86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2456" calcext:value-type="float">
            <text:p>111.85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3312" calcext:value-type="float">
            <text:p>111.84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3312" calcext:value-type="float">
            <text:p>111.84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1976" calcext:value-type="float">
            <text:p>111.82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1976" calcext:value-type="float">
            <text:p>111.82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1976" calcext:value-type="float">
            <text:p>111.82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8928" calcext:value-type="float">
            <text:p>111.81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1016" calcext:value-type="float">
            <text:p>111.76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8448" calcext:value-type="float">
            <text:p>111.78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4544" calcext:value-type="float">
            <text:p>111.79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1016" calcext:value-type="float">
            <text:p>111.76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7112" calcext:value-type="float">
            <text:p>111.76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3208" calcext:value-type="float">
            <text:p>111.77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7968" calcext:value-type="float">
            <text:p>111.7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7968" calcext:value-type="float">
            <text:p>111.7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2248" calcext:value-type="float">
            <text:p>111.71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3" calcext:value-type="float">
            <text:p>111.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4232" calcext:value-type="float">
            <text:p>111.58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5088" calcext:value-type="float">
            <text:p>111.57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8992" calcext:value-type="float">
            <text:p>111.56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9368" calcext:value-type="float">
            <text:p>111.52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8136" calcext:value-type="float">
            <text:p>111.57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0328" calcext:value-type="float">
            <text:p>111.59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8992" calcext:value-type="float">
            <text:p>111.56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4232" calcext:value-type="float">
            <text:p>111.58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8992" calcext:value-type="float">
            <text:p>111.56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8136" calcext:value-type="float">
            <text:p>111.57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204" calcext:value-type="float">
            <text:p>111.57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0328" calcext:value-type="float">
            <text:p>111.59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9848" calcext:value-type="float">
            <text:p>111.55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9368" calcext:value-type="float">
            <text:p>111.52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2416" calcext:value-type="float">
            <text:p>111.53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9368" calcext:value-type="float">
            <text:p>111.52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9368" calcext:value-type="float">
            <text:p>111.52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4128" calcext:value-type="float">
            <text:p>111.51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4128" calcext:value-type="float">
            <text:p>111.51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4128" calcext:value-type="float">
            <text:p>111.51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8888" calcext:value-type="float">
            <text:p>111.49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2792" calcext:value-type="float">
            <text:p>111.49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2792" calcext:value-type="float">
            <text:p>111.49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9744" calcext:value-type="float">
            <text:p>111.48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3648" calcext:value-type="float">
            <text:p>111.48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2312" calcext:value-type="float">
            <text:p>111.46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012" calcext:value-type="float">
            <text:p>111.45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1456" calcext:value-type="float">
            <text:p>111.47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9744" calcext:value-type="float">
            <text:p>111.48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2792" calcext:value-type="float">
            <text:p>111.49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4984" calcext:value-type="float">
            <text:p>111.50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1456" calcext:value-type="float">
            <text:p>111.47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9744" calcext:value-type="float">
            <text:p>111.48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8032" calcext:value-type="float">
            <text:p>111.50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8032" calcext:value-type="float">
            <text:p>111.50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2792" calcext:value-type="float">
            <text:p>111.49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1456" calcext:value-type="float">
            <text:p>111.47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6696" calcext:value-type="float">
            <text:p>111.48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4128" calcext:value-type="float">
            <text:p>111.51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8032" calcext:value-type="float">
            <text:p>111.50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2312" calcext:value-type="float">
            <text:p>111.46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6592" calcext:value-type="float">
            <text:p>111.41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7552" calcext:value-type="float">
            <text:p>111.47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4128" calcext:value-type="float">
            <text:p>111.51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2416" calcext:value-type="float">
            <text:p>111.53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7176" calcext:value-type="float">
            <text:p>111.51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9264" calcext:value-type="float">
            <text:p>111.45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9744" calcext:value-type="float">
            <text:p>111.48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8408" calcext:value-type="float">
            <text:p>111.46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4984" calcext:value-type="float">
            <text:p>111.50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2416" calcext:value-type="float">
            <text:p>111.53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8512" calcext:value-type="float">
            <text:p>111.53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8992" calcext:value-type="float">
            <text:p>111.56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9368" calcext:value-type="float">
            <text:p>111.52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9848" calcext:value-type="float">
            <text:p>111.55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156" calcext:value-type="float">
            <text:p>111.54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9848" calcext:value-type="float">
            <text:p>111.55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9368" calcext:value-type="float">
            <text:p>111.52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9368" calcext:value-type="float">
            <text:p>111.52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3272" calcext:value-type="float">
            <text:p>111.52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3272" calcext:value-type="float">
            <text:p>111.52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2416" calcext:value-type="float">
            <text:p>111.53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3272" calcext:value-type="float">
            <text:p>111.52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7176" calcext:value-type="float">
            <text:p>111.51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7552" calcext:value-type="float">
            <text:p>111.47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1456" calcext:value-type="float">
            <text:p>111.47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6696" calcext:value-type="float">
            <text:p>111.48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8136" calcext:value-type="float">
            <text:p>111.57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8032" calcext:value-type="float">
            <text:p>111.50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4984" calcext:value-type="float">
            <text:p>111.50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4984" calcext:value-type="float">
            <text:p>111.50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3272" calcext:value-type="float">
            <text:p>111.52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7552" calcext:value-type="float">
            <text:p>111.47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8408" calcext:value-type="float">
            <text:p>111.46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9744" calcext:value-type="float">
            <text:p>111.48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9264" calcext:value-type="float">
            <text:p>111.45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9264" calcext:value-type="float">
            <text:p>111.45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3648" calcext:value-type="float">
            <text:p>111.48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8784" calcext:value-type="float">
            <text:p>111.42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6696" calcext:value-type="float">
            <text:p>111.48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9744" calcext:value-type="float">
            <text:p>111.48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8888" calcext:value-type="float">
            <text:p>111.49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8784" calcext:value-type="float">
            <text:p>111.42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2312" calcext:value-type="float">
            <text:p>111.46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8408" calcext:value-type="float">
            <text:p>111.46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2792" calcext:value-type="float">
            <text:p>111.49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3168" calcext:value-type="float">
            <text:p>111.45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3648" calcext:value-type="float">
            <text:p>111.48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3272" calcext:value-type="float">
            <text:p>111.52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6696" calcext:value-type="float">
            <text:p>111.48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5256" calcext:value-type="float">
            <text:p>111.39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2792" calcext:value-type="float">
            <text:p>111.49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8888" calcext:value-type="float">
            <text:p>111.49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9264" calcext:value-type="float">
            <text:p>111.45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9744" calcext:value-type="float">
            <text:p>111.48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1456" calcext:value-type="float">
            <text:p>111.47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4128" calcext:value-type="float">
            <text:p>111.51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8512" calcext:value-type="float">
            <text:p>111.53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7552" calcext:value-type="float">
            <text:p>111.47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012" calcext:value-type="float">
            <text:p>111.45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7072" calcext:value-type="float">
            <text:p>111.44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4984" calcext:value-type="float">
            <text:p>111.50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4984" calcext:value-type="float">
            <text:p>111.50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9264" calcext:value-type="float">
            <text:p>111.45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9744" calcext:value-type="float">
            <text:p>111.48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3272" calcext:value-type="float">
            <text:p>111.52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8032" calcext:value-type="float">
            <text:p>111.50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4128" calcext:value-type="float">
            <text:p>111.51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4128" calcext:value-type="float">
            <text:p>111.51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4128" calcext:value-type="float">
            <text:p>111.51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8888" calcext:value-type="float">
            <text:p>111.49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4984" calcext:value-type="float">
            <text:p>111.50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3272" calcext:value-type="float">
            <text:p>111.52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8032" calcext:value-type="float">
            <text:p>111.50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8512" calcext:value-type="float">
            <text:p>111.53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8512" calcext:value-type="float">
            <text:p>111.53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6696" calcext:value-type="float">
            <text:p>111.48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2416" calcext:value-type="float">
            <text:p>111.53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4984" calcext:value-type="float">
            <text:p>111.50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7176" calcext:value-type="float">
            <text:p>111.51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156" calcext:value-type="float">
            <text:p>111.54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156" calcext:value-type="float">
            <text:p>111.54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156" calcext:value-type="float">
            <text:p>111.54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8888" calcext:value-type="float">
            <text:p>111.49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6696" calcext:value-type="float">
            <text:p>111.48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1456" calcext:value-type="float">
            <text:p>111.47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3272" calcext:value-type="float">
            <text:p>111.52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156" calcext:value-type="float">
            <text:p>111.54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156" calcext:value-type="float">
            <text:p>111.54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8512" calcext:value-type="float">
            <text:p>111.53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156" calcext:value-type="float">
            <text:p>111.54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9848" calcext:value-type="float">
            <text:p>111.55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9848" calcext:value-type="float">
            <text:p>111.55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9848" calcext:value-type="float">
            <text:p>111.55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8512" calcext:value-type="float">
            <text:p>111.53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2416" calcext:value-type="float">
            <text:p>111.53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2416" calcext:value-type="float">
            <text:p>111.53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8512" calcext:value-type="float">
            <text:p>111.53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2416" calcext:value-type="float">
            <text:p>111.53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8992" calcext:value-type="float">
            <text:p>111.56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4232" calcext:value-type="float">
            <text:p>111.58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5088" calcext:value-type="float">
            <text:p>111.57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0328" calcext:value-type="float">
            <text:p>111.59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4232" calcext:value-type="float">
            <text:p>111.58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9472" calcext:value-type="float">
            <text:p>111.59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0808" calcext:value-type="float">
            <text:p>111.62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0808" calcext:value-type="float">
            <text:p>111.62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7008" calcext:value-type="float">
            <text:p>111.69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3312" calcext:value-type="float">
            <text:p>111.84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8552" calcext:value-type="float">
            <text:p>111.85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3312" calcext:value-type="float">
            <text:p>111.84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0264" calcext:value-type="float">
            <text:p>111.84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3688" calcext:value-type="float">
            <text:p>111.80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2352" calcext:value-type="float">
            <text:p>111.78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7592" calcext:value-type="float">
            <text:p>111.79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7592" calcext:value-type="float">
            <text:p>111.79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8448" calcext:value-type="float">
            <text:p>111.78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3688" calcext:value-type="float">
            <text:p>111.80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54" calcext:value-type="float">
            <text:p>111.7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54" calcext:value-type="float">
            <text:p>111.7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2352" calcext:value-type="float">
            <text:p>111.78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54" calcext:value-type="float">
            <text:p>111.7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3208" calcext:value-type="float">
            <text:p>111.77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2352" calcext:value-type="float">
            <text:p>111.78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2352" calcext:value-type="float">
            <text:p>111.78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2248" calcext:value-type="float">
            <text:p>111.71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3208" calcext:value-type="float">
            <text:p>111.77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7112" calcext:value-type="float">
            <text:p>111.76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444" calcext:value-type="float">
            <text:p>111.72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444" calcext:value-type="float">
            <text:p>111.72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1016" calcext:value-type="float">
            <text:p>111.76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1016" calcext:value-type="float">
            <text:p>111.76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2352" calcext:value-type="float">
            <text:p>111.78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1976" calcext:value-type="float">
            <text:p>111.82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3688" calcext:value-type="float">
            <text:p>111.80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1976" calcext:value-type="float">
            <text:p>111.82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5504" calcext:value-type="float">
            <text:p>111.85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636" calcext:value-type="float">
            <text:p>111.84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4168" calcext:value-type="float">
            <text:p>111.83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5504" calcext:value-type="float">
            <text:p>111.85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5984" calcext:value-type="float">
            <text:p>111.88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3312" calcext:value-type="float">
            <text:p>111.84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2456" calcext:value-type="float">
            <text:p>111.85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9032" calcext:value-type="float">
            <text:p>111.88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5128" calcext:value-type="float">
            <text:p>111.8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4648" calcext:value-type="float">
            <text:p>111.86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8928" calcext:value-type="float">
            <text:p>111.81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2456" calcext:value-type="float">
            <text:p>111.85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3792" calcext:value-type="float">
            <text:p>111.87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4272" calcext:value-type="float">
            <text:p>111.90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6464" calcext:value-type="float">
            <text:p>111.9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6464" calcext:value-type="float">
            <text:p>111.9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5128" calcext:value-type="float">
            <text:p>111.8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5984" calcext:value-type="float">
            <text:p>111.88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4272" calcext:value-type="float">
            <text:p>111.90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3416" calcext:value-type="float">
            <text:p>111.91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9032" calcext:value-type="float">
            <text:p>111.88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3416" calcext:value-type="float">
            <text:p>111.91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78" calcext:value-type="float">
            <text:p>111.9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3896" calcext:value-type="float">
            <text:p>111.94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5984" calcext:value-type="float">
            <text:p>111.88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8176" calcext:value-type="float">
            <text:p>111.89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732" calcext:value-type="float">
            <text:p>111.90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1224" calcext:value-type="float">
            <text:p>111.90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1224" calcext:value-type="float">
            <text:p>111.90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5128" calcext:value-type="float">
            <text:p>111.8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3792" calcext:value-type="float">
            <text:p>111.87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0744" calcext:value-type="float">
            <text:p>111.87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5984" calcext:value-type="float">
            <text:p>111.88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6464" calcext:value-type="float">
            <text:p>111.9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5984" calcext:value-type="float">
            <text:p>111.88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0264" calcext:value-type="float">
            <text:p>111.84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5504" calcext:value-type="float">
            <text:p>111.85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5984" calcext:value-type="float">
            <text:p>111.88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636" calcext:value-type="float">
            <text:p>111.84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2456" calcext:value-type="float">
            <text:p>111.85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2456" calcext:value-type="float">
            <text:p>111.85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3688" calcext:value-type="float">
            <text:p>111.80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2832" calcext:value-type="float">
            <text:p>111.81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8448" calcext:value-type="float">
            <text:p>111.78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6528" calcext:value-type="float">
            <text:p>111.66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1768" calcext:value-type="float">
            <text:p>111.68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1768" calcext:value-type="float">
            <text:p>111.68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5088" calcext:value-type="float">
            <text:p>111.57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9472" calcext:value-type="float">
            <text:p>111.59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3" calcext:value-type="float">
            <text:p>111.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2144" calcext:value-type="float">
            <text:p>111.64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4232" calcext:value-type="float">
            <text:p>111.58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8136" calcext:value-type="float">
            <text:p>111.57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8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8992" calcext:value-type="float">
            <text:p>111.56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9848" calcext:value-type="float">
            <text:p>111.55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9848" calcext:value-type="float">
            <text:p>111.55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0808" calcext:value-type="float">
            <text:p>111.62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9472" calcext:value-type="float">
            <text:p>111.59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5672" calcext:value-type="float">
            <text:p>111.67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9576" calcext:value-type="float">
            <text:p>111.66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7008" calcext:value-type="float">
            <text:p>111.69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1768" calcext:value-type="float">
            <text:p>111.68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5672" calcext:value-type="float">
            <text:p>111.67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9576" calcext:value-type="float">
            <text:p>111.66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1768" calcext:value-type="float">
            <text:p>111.68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9576" calcext:value-type="float">
            <text:p>111.66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8344" calcext:value-type="float">
            <text:p>111.71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8344" calcext:value-type="float">
            <text:p>111.71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1016" calcext:value-type="float">
            <text:p>111.76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1392" calcext:value-type="float">
            <text:p>111.72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54" calcext:value-type="float">
            <text:p>111.7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7592" calcext:value-type="float">
            <text:p>111.79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3688" calcext:value-type="float">
            <text:p>111.80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3688" calcext:value-type="float">
            <text:p>111.80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54" calcext:value-type="float">
            <text:p>111.7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2352" calcext:value-type="float">
            <text:p>111.78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4544" calcext:value-type="float">
            <text:p>111.79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8448" calcext:value-type="float">
            <text:p>111.78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7112" calcext:value-type="float">
            <text:p>111.76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0264" calcext:value-type="float">
            <text:p>111.84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0744" calcext:value-type="float">
            <text:p>111.87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5504" calcext:value-type="float">
            <text:p>111.85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3312" calcext:value-type="float">
            <text:p>111.84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4168" calcext:value-type="float">
            <text:p>111.83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0264" calcext:value-type="float">
            <text:p>111.84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2456" calcext:value-type="float">
            <text:p>111.85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5504" calcext:value-type="float">
            <text:p>111.85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3792" calcext:value-type="float">
            <text:p>111.87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9032" calcext:value-type="float">
            <text:p>111.88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5128" calcext:value-type="float">
            <text:p>111.8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5128" calcext:value-type="float">
            <text:p>111.8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2936" calcext:value-type="float">
            <text:p>111.88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5504" calcext:value-type="float">
            <text:p>111.85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9888" calcext:value-type="float">
            <text:p>111.87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5232" calcext:value-type="float">
            <text:p>111.96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6088" calcext:value-type="float">
            <text:p>111.95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0848" calcext:value-type="float">
            <text:p>111.94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3896" calcext:value-type="float">
            <text:p>111.94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9136" calcext:value-type="float">
            <text:p>111.95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9136" calcext:value-type="float">
            <text:p>111.95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3896" calcext:value-type="float">
            <text:p>111.94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9512" calcext:value-type="float">
            <text:p>111.91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3896" calcext:value-type="float">
            <text:p>111.94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3896" calcext:value-type="float">
            <text:p>111.94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3896" calcext:value-type="float">
            <text:p>111.94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6464" calcext:value-type="float">
            <text:p>111.9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6464" calcext:value-type="float">
            <text:p>111.9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6464" calcext:value-type="float">
            <text:p>111.9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1224" calcext:value-type="float">
            <text:p>111.90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0368" calcext:value-type="float">
            <text:p>111.91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5608" calcext:value-type="float">
            <text:p>111.92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4752" calcext:value-type="float">
            <text:p>111.93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6464" calcext:value-type="float">
            <text:p>111.9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3416" calcext:value-type="float">
            <text:p>111.91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3416" calcext:value-type="float">
            <text:p>111.91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1224" calcext:value-type="float">
            <text:p>111.90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4272" calcext:value-type="float">
            <text:p>111.90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0368" calcext:value-type="float">
            <text:p>111.91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9512" calcext:value-type="float">
            <text:p>111.91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9512" calcext:value-type="float">
            <text:p>111.91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3416" calcext:value-type="float">
            <text:p>111.91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732" calcext:value-type="float">
            <text:p>111.90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9512" calcext:value-type="float">
            <text:p>111.91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9512" calcext:value-type="float">
            <text:p>111.91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732" calcext:value-type="float">
            <text:p>111.90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5984" calcext:value-type="float">
            <text:p>111.88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636" calcext:value-type="float">
            <text:p>111.84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8928" calcext:value-type="float">
            <text:p>111.81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4984" calcext:value-type="float">
            <text:p>111.50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4984" calcext:value-type="float">
            <text:p>111.50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3672" calcext:value-type="float">
            <text:p>110.91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4528" calcext:value-type="float">
            <text:p>110.90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0624" calcext:value-type="float">
            <text:p>110.91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0624" calcext:value-type="float">
            <text:p>110.91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5008" calcext:value-type="float">
            <text:p>110.9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3296" calcext:value-type="float">
            <text:p>110.95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3296" calcext:value-type="float">
            <text:p>110.95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2816" calcext:value-type="float">
            <text:p>110.92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0624" calcext:value-type="float">
            <text:p>110.91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2816" calcext:value-type="float">
            <text:p>110.92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5008" calcext:value-type="float">
            <text:p>110.9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5008" calcext:value-type="float">
            <text:p>110.9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0248" calcext:value-type="float">
            <text:p>110.95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4528" calcext:value-type="float">
            <text:p>110.90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4528" calcext:value-type="float">
            <text:p>110.90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9768" calcext:value-type="float">
            <text:p>110.91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2816" calcext:value-type="float">
            <text:p>110.92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0624" calcext:value-type="float">
            <text:p>110.91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5864" calcext:value-type="float">
            <text:p>110.92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196" calcext:value-type="float">
            <text:p>110.93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2816" calcext:value-type="float">
            <text:p>110.92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1104" calcext:value-type="float">
            <text:p>110.9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6344" calcext:value-type="float">
            <text:p>110.95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0624" calcext:value-type="float">
            <text:p>110.91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7096" calcext:value-type="float">
            <text:p>110.87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8432" calcext:value-type="float">
            <text:p>110.89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4528" calcext:value-type="float">
            <text:p>110.90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8432" calcext:value-type="float">
            <text:p>110.89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8808" calcext:value-type="float">
            <text:p>110.85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052" calcext:value-type="float">
            <text:p>110.84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9664" calcext:value-type="float">
            <text:p>110.84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576" calcext:value-type="float">
            <text:p>110.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8432" calcext:value-type="float">
            <text:p>110.89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0248" calcext:value-type="float">
            <text:p>110.95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1584" calcext:value-type="float">
            <text:p>110.97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3776" calcext:value-type="float">
            <text:p>110.9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5488" calcext:value-type="float">
            <text:p>110.9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9016" calcext:value-type="float">
            <text:p>110.9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7784" calcext:value-type="float">
            <text:p>111.0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9976" calcext:value-type="float">
            <text:p>111.05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1312" calcext:value-type="float">
            <text:p>111.0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484" calcext:value-type="float">
            <text:p>111.11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2648" calcext:value-type="float">
            <text:p>111.1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388" calcext:value-type="float">
            <text:p>111.0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7408" calcext:value-type="float">
            <text:p>111.0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2272" calcext:value-type="float">
            <text:p>111.14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056" calcext:value-type="float">
            <text:p>111.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7992" calcext:value-type="float">
            <text:p>111.18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1896" calcext:value-type="float">
            <text:p>111.18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3608" calcext:value-type="float">
            <text:p>111.16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056" calcext:value-type="float">
            <text:p>111.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6656" calcext:value-type="float">
            <text:p>111.16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9704" calcext:value-type="float">
            <text:p>111.16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7512" calcext:value-type="float">
            <text:p>111.15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58" calcext:value-type="float">
            <text:p>111.17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1896" calcext:value-type="float">
            <text:p>111.18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7512" calcext:value-type="float">
            <text:p>111.15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4464" calcext:value-type="float">
            <text:p>111.15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6968" calcext:value-type="float">
            <text:p>111.37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7864" calcext:value-type="float">
            <text:p>111.68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1392" calcext:value-type="float">
            <text:p>111.72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2352" calcext:value-type="float">
            <text:p>111.78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7592" calcext:value-type="float">
            <text:p>111.79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2832" calcext:value-type="float">
            <text:p>111.81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1976" calcext:value-type="float">
            <text:p>111.82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8552" calcext:value-type="float">
            <text:p>111.85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684" calcext:value-type="float">
            <text:p>111.87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2352" calcext:value-type="float">
            <text:p>111.78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3208" calcext:value-type="float">
            <text:p>111.77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2832" calcext:value-type="float">
            <text:p>111.81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8552" calcext:value-type="float">
            <text:p>111.85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732" calcext:value-type="float">
            <text:p>111.90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4272" calcext:value-type="float">
            <text:p>111.90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4272" calcext:value-type="float">
            <text:p>111.90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3896" calcext:value-type="float">
            <text:p>111.94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78" calcext:value-type="float">
            <text:p>111.9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0848" calcext:value-type="float">
            <text:p>111.94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4752" calcext:value-type="float">
            <text:p>111.93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4752" calcext:value-type="float">
            <text:p>111.93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732" calcext:value-type="float">
            <text:p>111.90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78" calcext:value-type="float">
            <text:p>111.9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6944" calcext:value-type="float">
            <text:p>111.94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5608" calcext:value-type="float">
            <text:p>111.92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6464" calcext:value-type="float">
            <text:p>111.9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2184" calcext:value-type="float">
            <text:p>111.96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1808" calcext:value-type="float">
            <text:p>112.00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4856" calcext:value-type="float">
            <text:p>112.00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0472" calcext:value-type="float">
            <text:p>111.98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4272" calcext:value-type="float">
            <text:p>111.90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5232" calcext:value-type="float">
            <text:p>111.96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1808" calcext:value-type="float">
            <text:p>112.00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4" calcext:value-type="float">
            <text:p>112.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6568" calcext:value-type="float">
            <text:p>111.98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9136" calcext:value-type="float">
            <text:p>111.95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6088" calcext:value-type="float">
            <text:p>111.95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7424" calcext:value-type="float">
            <text:p>111.97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6192" calcext:value-type="float">
            <text:p>112.02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8384" calcext:value-type="float">
            <text:p>112.03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924" calcext:value-type="float">
            <text:p>112.02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0096" calcext:value-type="float">
            <text:p>112.02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7048" calcext:value-type="float">
            <text:p>112.01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0096" calcext:value-type="float">
            <text:p>112.02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4" calcext:value-type="float">
            <text:p>112.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3144" calcext:value-type="float">
            <text:p>112.02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4" calcext:value-type="float">
            <text:p>112.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9616" calcext:value-type="float">
            <text:p>111.98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9136" calcext:value-type="float">
            <text:p>111.95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9992" calcext:value-type="float">
            <text:p>111.94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9136" calcext:value-type="float">
            <text:p>111.95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3896" calcext:value-type="float">
            <text:p>111.94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0848" calcext:value-type="float">
            <text:p>111.94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3896" calcext:value-type="float">
            <text:p>111.94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5128" calcext:value-type="float">
            <text:p>111.8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9888" calcext:value-type="float">
            <text:p>111.87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3792" calcext:value-type="float">
            <text:p>111.87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3792" calcext:value-type="float">
            <text:p>111.87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3792" calcext:value-type="float">
            <text:p>111.87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3792" calcext:value-type="float">
            <text:p>111.87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8928" calcext:value-type="float">
            <text:p>111.81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2832" calcext:value-type="float">
            <text:p>111.81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9784" calcext:value-type="float">
            <text:p>111.80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1976" calcext:value-type="float">
            <text:p>111.82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2832" calcext:value-type="float">
            <text:p>111.81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2832" calcext:value-type="float">
            <text:p>111.81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7112" calcext:value-type="float">
            <text:p>111.76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1392" calcext:value-type="float">
            <text:p>111.72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0536" calcext:value-type="float">
            <text:p>111.73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8344" calcext:value-type="float">
            <text:p>111.71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8344" calcext:value-type="float">
            <text:p>111.71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6152" calcext:value-type="float">
            <text:p>111.70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8344" calcext:value-type="float">
            <text:p>111.71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1392" calcext:value-type="float">
            <text:p>111.72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0432" calcext:value-type="float">
            <text:p>111.66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3" calcext:value-type="float">
            <text:p>111.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8616" calcext:value-type="float">
            <text:p>111.60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9472" calcext:value-type="float">
            <text:p>111.59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8616" calcext:value-type="float">
            <text:p>111.60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2144" calcext:value-type="float">
            <text:p>111.64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0432" calcext:value-type="float">
            <text:p>111.66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7864" calcext:value-type="float">
            <text:p>111.68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0536" calcext:value-type="float">
            <text:p>111.73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7112" calcext:value-type="float">
            <text:p>111.76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2832" calcext:value-type="float">
            <text:p>111.81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4168" calcext:value-type="float">
            <text:p>111.83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4168" calcext:value-type="float">
            <text:p>111.83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8928" calcext:value-type="float">
            <text:p>111.81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2832" calcext:value-type="float">
            <text:p>111.81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2352" calcext:value-type="float">
            <text:p>111.78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0432" calcext:value-type="float">
            <text:p>111.66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0328" calcext:value-type="float">
            <text:p>111.59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8992" calcext:value-type="float">
            <text:p>111.56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3272" calcext:value-type="float">
            <text:p>111.52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3272" calcext:value-type="float">
            <text:p>111.52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156" calcext:value-type="float">
            <text:p>111.54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156" calcext:value-type="float">
            <text:p>111.54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2416" calcext:value-type="float">
            <text:p>111.53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9368" calcext:value-type="float">
            <text:p>111.52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9368" calcext:value-type="float">
            <text:p>111.52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4128" calcext:value-type="float">
            <text:p>111.51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9744" calcext:value-type="float">
            <text:p>111.48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8136" calcext:value-type="float">
            <text:p>111.57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8616" calcext:value-type="float">
            <text:p>111.60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3" calcext:value-type="float">
            <text:p>111.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3" calcext:value-type="float">
            <text:p>111.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2144" calcext:value-type="float">
            <text:p>111.64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5672" calcext:value-type="float">
            <text:p>111.67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8616" calcext:value-type="float">
            <text:p>111.60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3" calcext:value-type="float">
            <text:p>111.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0808" calcext:value-type="float">
            <text:p>111.62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0432" calcext:value-type="float">
            <text:p>111.66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8136" calcext:value-type="float">
            <text:p>111.57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3" calcext:value-type="float">
            <text:p>111.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4232" calcext:value-type="float">
            <text:p>111.58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4232" calcext:value-type="float">
            <text:p>111.58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9848" calcext:value-type="float">
            <text:p>111.55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5088" calcext:value-type="float">
            <text:p>111.57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0328" calcext:value-type="float">
            <text:p>111.59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8992" calcext:value-type="float">
            <text:p>111.56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3" calcext:value-type="float">
            <text:p>111.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2416" calcext:value-type="float">
            <text:p>111.53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0808" calcext:value-type="float">
            <text:p>111.62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6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3" calcext:value-type="float">
            <text:p>111.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3" calcext:value-type="float">
            <text:p>111.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8616" calcext:value-type="float">
            <text:p>111.60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0432" calcext:value-type="float">
            <text:p>111.66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6152" calcext:value-type="float">
            <text:p>111.70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7008" calcext:value-type="float">
            <text:p>111.69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7864" calcext:value-type="float">
            <text:p>111.68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1016" calcext:value-type="float">
            <text:p>111.76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1392" calcext:value-type="float">
            <text:p>111.72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0536" calcext:value-type="float">
            <text:p>111.73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0536" calcext:value-type="float">
            <text:p>111.73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4544" calcext:value-type="float">
            <text:p>111.79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7112" calcext:value-type="float">
            <text:p>111.76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2832" calcext:value-type="float">
            <text:p>111.81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2456" calcext:value-type="float">
            <text:p>111.85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5504" calcext:value-type="float">
            <text:p>111.85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5128" calcext:value-type="float">
            <text:p>111.8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6464" calcext:value-type="float">
            <text:p>111.9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5128" calcext:value-type="float">
            <text:p>111.8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9032" calcext:value-type="float">
            <text:p>111.88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1224" calcext:value-type="float">
            <text:p>111.90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5608" calcext:value-type="float">
            <text:p>111.92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6944" calcext:value-type="float">
            <text:p>111.94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9136" calcext:value-type="float">
            <text:p>111.95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4376" calcext:value-type="float">
            <text:p>111.97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9616" calcext:value-type="float">
            <text:p>111.98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4856" calcext:value-type="float">
            <text:p>112.00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4" calcext:value-type="float">
            <text:p>112.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924" calcext:value-type="float">
            <text:p>112.02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4" calcext:value-type="float">
            <text:p>112.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4" calcext:value-type="float">
            <text:p>112.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4" calcext:value-type="float">
            <text:p>112.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4" calcext:value-type="float">
            <text:p>112.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876" calcext:value-type="float">
            <text:p>111.99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6568" calcext:value-type="float">
            <text:p>111.98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2664" calcext:value-type="float">
            <text:p>111.99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7904" calcext:value-type="float">
            <text:p>112.00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0096" calcext:value-type="float">
            <text:p>112.02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8384" calcext:value-type="float">
            <text:p>112.03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7528" calcext:value-type="float">
            <text:p>112.04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0576" calcext:value-type="float">
            <text:p>112.05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3624" calcext:value-type="float">
            <text:p>112.05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448" calcext:value-type="float">
            <text:p>112.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8384" calcext:value-type="float">
            <text:p>112.03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5336" calcext:value-type="float">
            <text:p>112.03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0576" calcext:value-type="float">
            <text:p>112.05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496" calcext:value-type="float">
            <text:p>112.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8008" calcext:value-type="float">
            <text:p>112.07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02" calcext:value-type="float">
            <text:p>112.0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6776" calcext:value-type="float">
            <text:p>112.12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3352" calcext:value-type="float">
            <text:p>112.16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0784" calcext:value-type="float">
            <text:p>112.19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9928" calcext:value-type="float">
            <text:p>112.19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2976" calcext:value-type="float">
            <text:p>112.20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6024" calcext:value-type="float">
            <text:p>112.20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212" calcext:value-type="float">
            <text:p>112.21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0888" calcext:value-type="float">
            <text:p>112.26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8216" calcext:value-type="float">
            <text:p>112.21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6504" calcext:value-type="float">
            <text:p>112.23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26" calcext:value-type="float">
            <text:p>112.24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8696" calcext:value-type="float">
            <text:p>112.24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1744" calcext:value-type="float">
            <text:p>112.25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5648" calcext:value-type="float">
            <text:p>112.24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1264" calcext:value-type="float">
            <text:p>112.22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9072" calcext:value-type="float">
            <text:p>112.20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4688" calcext:value-type="float">
            <text:p>112.18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7736" calcext:value-type="float">
            <text:p>112.18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3352" calcext:value-type="float">
            <text:p>112.16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116" calcext:value-type="float">
            <text:p>112.15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116" calcext:value-type="float">
            <text:p>112.15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8112" calcext:value-type="float">
            <text:p>112.14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8112" calcext:value-type="float">
            <text:p>112.14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0304" calcext:value-type="float">
            <text:p>112.16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4688" calcext:value-type="float">
            <text:p>112.18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2976" calcext:value-type="float">
            <text:p>112.20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212" calcext:value-type="float">
            <text:p>112.21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8216" calcext:value-type="float">
            <text:p>112.21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212" calcext:value-type="float">
            <text:p>112.21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6024" calcext:value-type="float">
            <text:p>112.20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6024" calcext:value-type="float">
            <text:p>112.20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212" calcext:value-type="float">
            <text:p>112.21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5168" calcext:value-type="float">
            <text:p>112.21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8216" calcext:value-type="float">
            <text:p>112.21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5168" calcext:value-type="float">
            <text:p>112.21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6024" calcext:value-type="float">
            <text:p>112.20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4312" calcext:value-type="float">
            <text:p>112.22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4312" calcext:value-type="float">
            <text:p>112.22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6024" calcext:value-type="float">
            <text:p>112.20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2976" calcext:value-type="float">
            <text:p>112.20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9928" calcext:value-type="float">
            <text:p>112.19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164" calcext:value-type="float">
            <text:p>112.18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116" calcext:value-type="float">
            <text:p>112.15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3728" calcext:value-type="float">
            <text:p>112.12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6296" calcext:value-type="float">
            <text:p>112.09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8864" calcext:value-type="float">
            <text:p>112.06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448" calcext:value-type="float">
            <text:p>112.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448" calcext:value-type="float">
            <text:p>112.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7048" calcext:value-type="float">
            <text:p>112.01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9616" calcext:value-type="float">
            <text:p>111.98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6568" calcext:value-type="float">
            <text:p>111.98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2664" calcext:value-type="float">
            <text:p>111.99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7904" calcext:value-type="float">
            <text:p>112.00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0096" calcext:value-type="float">
            <text:p>112.02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8384" calcext:value-type="float">
            <text:p>112.03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1912" calcext:value-type="float">
            <text:p>112.07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4584" calcext:value-type="float">
            <text:p>112.11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6776" calcext:value-type="float">
            <text:p>112.12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592" calcext:value-type="float">
            <text:p>112.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592" calcext:value-type="float">
            <text:p>112.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6776" calcext:value-type="float">
            <text:p>112.12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02" calcext:value-type="float">
            <text:p>112.0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8864" calcext:value-type="float">
            <text:p>112.06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7528" calcext:value-type="float">
            <text:p>112.04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6192" calcext:value-type="float">
            <text:p>112.02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4856" calcext:value-type="float">
            <text:p>112.00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7424" calcext:value-type="float">
            <text:p>111.97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9992" calcext:value-type="float">
            <text:p>111.94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3896" calcext:value-type="float">
            <text:p>111.94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4752" calcext:value-type="float">
            <text:p>111.93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5608" calcext:value-type="float">
            <text:p>111.92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4272" calcext:value-type="float">
            <text:p>111.90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9032" calcext:value-type="float">
            <text:p>111.88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0264" calcext:value-type="float">
            <text:p>111.84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9784" calcext:value-type="float">
            <text:p>111.80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54" calcext:value-type="float">
            <text:p>111.7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1392" calcext:value-type="float">
            <text:p>111.72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7864" calcext:value-type="float">
            <text:p>111.68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0432" calcext:value-type="float">
            <text:p>111.66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2144" calcext:value-type="float">
            <text:p>111.64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5672" calcext:value-type="float">
            <text:p>111.67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7864" calcext:value-type="float">
            <text:p>111.68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6152" calcext:value-type="float">
            <text:p>111.70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7968" calcext:value-type="float">
            <text:p>111.7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7112" calcext:value-type="float">
            <text:p>111.76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8344" calcext:value-type="float">
            <text:p>111.71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0912" calcext:value-type="float">
            <text:p>111.69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9576" calcext:value-type="float">
            <text:p>111.66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6528" calcext:value-type="float">
            <text:p>111.66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6152" calcext:value-type="float">
            <text:p>111.70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7008" calcext:value-type="float">
            <text:p>111.69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6528" calcext:value-type="float">
            <text:p>111.66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0432" calcext:value-type="float">
            <text:p>111.66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7008" calcext:value-type="float">
            <text:p>111.69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444" calcext:value-type="float">
            <text:p>111.72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0536" calcext:value-type="float">
            <text:p>111.73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0536" calcext:value-type="float">
            <text:p>111.73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0536" calcext:value-type="float">
            <text:p>111.73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8344" calcext:value-type="float">
            <text:p>111.71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7112" calcext:value-type="float">
            <text:p>111.76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6152" calcext:value-type="float">
            <text:p>111.70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7008" calcext:value-type="float">
            <text:p>111.69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0536" calcext:value-type="float">
            <text:p>111.73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444" calcext:value-type="float">
            <text:p>111.72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8344" calcext:value-type="float">
            <text:p>111.71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444" calcext:value-type="float">
            <text:p>111.72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444" calcext:value-type="float">
            <text:p>111.72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2352" calcext:value-type="float">
            <text:p>111.78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6152" calcext:value-type="float">
            <text:p>111.70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1768" calcext:value-type="float">
            <text:p>111.68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6152" calcext:value-type="float">
            <text:p>111.70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1016" calcext:value-type="float">
            <text:p>111.76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1768" calcext:value-type="float">
            <text:p>111.68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0536" calcext:value-type="float">
            <text:p>111.73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2248" calcext:value-type="float">
            <text:p>111.71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7968" calcext:value-type="float">
            <text:p>111.7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0912" calcext:value-type="float">
            <text:p>111.69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1392" calcext:value-type="float">
            <text:p>111.72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6152" calcext:value-type="float">
            <text:p>111.70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7864" calcext:value-type="float">
            <text:p>111.68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5672" calcext:value-type="float">
            <text:p>111.67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6528" calcext:value-type="float">
            <text:p>111.66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5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0432" calcext:value-type="float">
            <text:p>111.66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2144" calcext:value-type="float">
            <text:p>111.64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3" calcext:value-type="float">
            <text:p>111.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3" calcext:value-type="float">
            <text:p>111.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8616" calcext:value-type="float">
            <text:p>111.60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0328" calcext:value-type="float">
            <text:p>111.59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4232" calcext:value-type="float">
            <text:p>111.58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0328" calcext:value-type="float">
            <text:p>111.59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5088" calcext:value-type="float">
            <text:p>111.57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8136" calcext:value-type="float">
            <text:p>111.57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4232" calcext:value-type="float">
            <text:p>111.58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8136" calcext:value-type="float">
            <text:p>111.57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8616" calcext:value-type="float">
            <text:p>111.60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8136" calcext:value-type="float">
            <text:p>111.57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8136" calcext:value-type="float">
            <text:p>111.57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204" calcext:value-type="float">
            <text:p>111.57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204" calcext:value-type="float">
            <text:p>111.57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4232" calcext:value-type="float">
            <text:p>111.58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4232" calcext:value-type="float">
            <text:p>111.58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4232" calcext:value-type="float">
            <text:p>111.58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8512" calcext:value-type="float">
            <text:p>111.53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2416" calcext:value-type="float">
            <text:p>111.53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9744" calcext:value-type="float">
            <text:p>111.48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2792" calcext:value-type="float">
            <text:p>111.49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6696" calcext:value-type="float">
            <text:p>111.48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7552" calcext:value-type="float">
            <text:p>111.47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3648" calcext:value-type="float">
            <text:p>111.48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9264" calcext:value-type="float">
            <text:p>111.45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9264" calcext:value-type="float">
            <text:p>111.45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012" calcext:value-type="float">
            <text:p>111.45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7928" calcext:value-type="float">
            <text:p>111.43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1832" calcext:value-type="float">
            <text:p>111.43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3648" calcext:value-type="float">
            <text:p>111.48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1456" calcext:value-type="float">
            <text:p>111.47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8408" calcext:value-type="float">
            <text:p>111.46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8408" calcext:value-type="float">
            <text:p>111.46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6216" calcext:value-type="float">
            <text:p>111.45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3168" calcext:value-type="float">
            <text:p>111.45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7072" calcext:value-type="float">
            <text:p>111.44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4024" calcext:value-type="float">
            <text:p>111.44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8784" calcext:value-type="float">
            <text:p>111.42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8784" calcext:value-type="float">
            <text:p>111.42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7928" calcext:value-type="float">
            <text:p>111.43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4024" calcext:value-type="float">
            <text:p>111.44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0976" calcext:value-type="float">
            <text:p>111.44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9264" calcext:value-type="float">
            <text:p>111.45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3168" calcext:value-type="float">
            <text:p>111.45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4024" calcext:value-type="float">
            <text:p>111.44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5736" calcext:value-type="float">
            <text:p>111.42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964" calcext:value-type="float">
            <text:p>111.41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964" calcext:value-type="float">
            <text:p>111.41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3544" calcext:value-type="float">
            <text:p>111.41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44" calcext:value-type="float">
            <text:p>111.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8304" calcext:value-type="float">
            <text:p>111.39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2688" calcext:value-type="float">
            <text:p>111.42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2688" calcext:value-type="float">
            <text:p>111.42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44" calcext:value-type="float">
            <text:p>111.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44" calcext:value-type="float">
            <text:p>111.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44" calcext:value-type="float">
            <text:p>111.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8304" calcext:value-type="float">
            <text:p>111.39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1352" calcext:value-type="float">
            <text:p>111.40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916" calcext:value-type="float">
            <text:p>111.38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3064" calcext:value-type="float">
            <text:p>111.38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0016" calcext:value-type="float">
            <text:p>111.38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5256" calcext:value-type="float">
            <text:p>111.39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3544" calcext:value-type="float">
            <text:p>111.41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44" calcext:value-type="float">
            <text:p>111.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44" calcext:value-type="float">
            <text:p>111.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5256" calcext:value-type="float">
            <text:p>111.39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5256" calcext:value-type="float">
            <text:p>111.39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5256" calcext:value-type="float">
            <text:p>111.39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3064" calcext:value-type="float">
            <text:p>111.38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0016" calcext:value-type="float">
            <text:p>111.38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3064" calcext:value-type="float">
            <text:p>111.38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2208" calcext:value-type="float">
            <text:p>111.39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3064" calcext:value-type="float">
            <text:p>111.38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0016" calcext:value-type="float">
            <text:p>111.38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3064" calcext:value-type="float">
            <text:p>111.38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1728" calcext:value-type="float">
            <text:p>111.36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7824" calcext:value-type="float">
            <text:p>111.36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7824" calcext:value-type="float">
            <text:p>111.36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3064" calcext:value-type="float">
            <text:p>111.38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3064" calcext:value-type="float">
            <text:p>111.38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0016" calcext:value-type="float">
            <text:p>111.38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0016" calcext:value-type="float">
            <text:p>111.38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6112" calcext:value-type="float">
            <text:p>111.38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0016" calcext:value-type="float">
            <text:p>111.38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0872" calcext:value-type="float">
            <text:p>111.37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5632" calcext:value-type="float">
            <text:p>111.35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7824" calcext:value-type="float">
            <text:p>111.36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4776" calcext:value-type="float">
            <text:p>111.36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868" calcext:value-type="float">
            <text:p>111.35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868" calcext:value-type="float">
            <text:p>111.35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7824" calcext:value-type="float">
            <text:p>111.36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0872" calcext:value-type="float">
            <text:p>111.37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4776" calcext:value-type="float">
            <text:p>111.36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7824" calcext:value-type="float">
            <text:p>111.36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6112" calcext:value-type="float">
            <text:p>111.38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4776" calcext:value-type="float">
            <text:p>111.36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2584" calcext:value-type="float">
            <text:p>111.35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7824" calcext:value-type="float">
            <text:p>111.36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6968" calcext:value-type="float">
            <text:p>111.37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6968" calcext:value-type="float">
            <text:p>111.37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1728" calcext:value-type="float">
            <text:p>111.36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5632" calcext:value-type="float">
            <text:p>111.35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1728" calcext:value-type="float">
            <text:p>111.36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0016" calcext:value-type="float">
            <text:p>111.38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7824" calcext:value-type="float">
            <text:p>111.36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7824" calcext:value-type="float">
            <text:p>111.36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7824" calcext:value-type="float">
            <text:p>111.36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344" calcext:value-type="float">
            <text:p>111.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7344" calcext:value-type="float">
            <text:p>111.33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1248" calcext:value-type="float">
            <text:p>111.33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7344" calcext:value-type="float">
            <text:p>111.33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9536" calcext:value-type="float">
            <text:p>111.34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9536" calcext:value-type="float">
            <text:p>111.34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9536" calcext:value-type="float">
            <text:p>111.34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6488" calcext:value-type="float">
            <text:p>111.34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344" calcext:value-type="float">
            <text:p>111.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0392" calcext:value-type="float">
            <text:p>111.34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5152" calcext:value-type="float">
            <text:p>111.32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9056" calcext:value-type="float">
            <text:p>111.31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9056" calcext:value-type="float">
            <text:p>111.31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2104" calcext:value-type="float">
            <text:p>111.32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7344" calcext:value-type="float">
            <text:p>111.33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7344" calcext:value-type="float">
            <text:p>111.33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0392" calcext:value-type="float">
            <text:p>111.34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0392" calcext:value-type="float">
            <text:p>111.34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82" calcext:value-type="float">
            <text:p>111.32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3816" calcext:value-type="float">
            <text:p>111.30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772" calcext:value-type="float">
            <text:p>111.29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0768" calcext:value-type="float">
            <text:p>111.30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2104" calcext:value-type="float">
            <text:p>111.32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9056" calcext:value-type="float">
            <text:p>111.31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82" calcext:value-type="float">
            <text:p>111.32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5152" calcext:value-type="float">
            <text:p>111.32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344" calcext:value-type="float">
            <text:p>111.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9536" calcext:value-type="float">
            <text:p>111.34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0872" calcext:value-type="float">
            <text:p>111.37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6968" calcext:value-type="float">
            <text:p>111.37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6968" calcext:value-type="float">
            <text:p>111.37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2208" calcext:value-type="float">
            <text:p>111.39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44" calcext:value-type="float">
            <text:p>111.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7448" calcext:value-type="float">
            <text:p>111.40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3544" calcext:value-type="float">
            <text:p>111.41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8784" calcext:value-type="float">
            <text:p>111.42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7928" calcext:value-type="float">
            <text:p>111.43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8784" calcext:value-type="float">
            <text:p>111.42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1832" calcext:value-type="float">
            <text:p>111.43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9264" calcext:value-type="float">
            <text:p>111.45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1456" calcext:value-type="float">
            <text:p>111.47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8408" calcext:value-type="float">
            <text:p>111.46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9264" calcext:value-type="float">
            <text:p>111.45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7552" calcext:value-type="float">
            <text:p>111.47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9744" calcext:value-type="float">
            <text:p>111.48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8408" calcext:value-type="float">
            <text:p>111.46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6696" calcext:value-type="float">
            <text:p>111.48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1456" calcext:value-type="float">
            <text:p>111.47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7072" calcext:value-type="float">
            <text:p>111.44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964" calcext:value-type="float">
            <text:p>111.41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6592" calcext:value-type="float">
            <text:p>111.41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916" calcext:value-type="float">
            <text:p>111.38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1728" calcext:value-type="float">
            <text:p>111.36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344" calcext:value-type="float">
            <text:p>111.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0872" calcext:value-type="float">
            <text:p>111.37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868" calcext:value-type="float">
            <text:p>111.35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7824" calcext:value-type="float">
            <text:p>111.36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8304" calcext:value-type="float">
            <text:p>111.39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3064" calcext:value-type="float">
            <text:p>111.38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9536" calcext:value-type="float">
            <text:p>111.34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9536" calcext:value-type="float">
            <text:p>111.34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6112" calcext:value-type="float">
            <text:p>111.38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8304" calcext:value-type="float">
            <text:p>111.39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6592" calcext:value-type="float">
            <text:p>111.41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8304" calcext:value-type="float">
            <text:p>111.39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1728" calcext:value-type="float">
            <text:p>111.36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9536" calcext:value-type="float">
            <text:p>111.34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3064" calcext:value-type="float">
            <text:p>111.38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1832" calcext:value-type="float">
            <text:p>111.43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0976" calcext:value-type="float">
            <text:p>111.44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8408" calcext:value-type="float">
            <text:p>111.46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6696" calcext:value-type="float">
            <text:p>111.48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06" calcext:value-type="float">
            <text:p>111.4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3272" calcext:value-type="float">
            <text:p>111.52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4128" calcext:value-type="float">
            <text:p>111.51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3272" calcext:value-type="float">
            <text:p>111.52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2792" calcext:value-type="float">
            <text:p>111.49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8888" calcext:value-type="float">
            <text:p>111.49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204" calcext:value-type="float">
            <text:p>111.57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2792" calcext:value-type="float">
            <text:p>111.49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6696" calcext:value-type="float">
            <text:p>111.48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4024" calcext:value-type="float">
            <text:p>111.44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5736" calcext:value-type="float">
            <text:p>111.42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7448" calcext:value-type="float">
            <text:p>111.40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7824" calcext:value-type="float">
            <text:p>111.36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4776" calcext:value-type="float">
            <text:p>111.36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5632" calcext:value-type="float">
            <text:p>111.35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5152" calcext:value-type="float">
            <text:p>111.32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4672" calcext:value-type="float">
            <text:p>111.29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724" calcext:value-type="float">
            <text:p>111.26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248" calcext:value-type="float">
            <text:p>111.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6384" calcext:value-type="float">
            <text:p>111.27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6384" calcext:value-type="float">
            <text:p>111.27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5528" calcext:value-type="float">
            <text:p>111.28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6384" calcext:value-type="float">
            <text:p>111.27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9432" calcext:value-type="float">
            <text:p>111.27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0768" calcext:value-type="float">
            <text:p>111.30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3816" calcext:value-type="float">
            <text:p>111.30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0288" calcext:value-type="float">
            <text:p>111.27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1144" calcext:value-type="float">
            <text:p>111.26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8096" calcext:value-type="float">
            <text:p>111.25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772" calcext:value-type="float">
            <text:p>111.29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4672" calcext:value-type="float">
            <text:p>111.29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0768" calcext:value-type="float">
            <text:p>111.30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6864" calcext:value-type="float">
            <text:p>111.30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6384" calcext:value-type="float">
            <text:p>111.27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724" calcext:value-type="float">
            <text:p>111.26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724" calcext:value-type="float">
            <text:p>111.26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5048" calcext:value-type="float">
            <text:p>111.25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48952" calcext:value-type="float">
            <text:p>111.24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5048" calcext:value-type="float">
            <text:p>111.25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8096" calcext:value-type="float">
            <text:p>111.25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0664" calcext:value-type="float">
            <text:p>111.23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7136" calcext:value-type="float">
            <text:p>111.19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7992" calcext:value-type="float">
            <text:p>111.18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0184" calcext:value-type="float">
            <text:p>111.20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1144" calcext:value-type="float">
            <text:p>111.26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676" calcext:value-type="float">
            <text:p>111.23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104" calcext:value-type="float">
            <text:p>111.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056" calcext:value-type="float">
            <text:p>111.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6656" calcext:value-type="float">
            <text:p>111.16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9704" calcext:value-type="float">
            <text:p>111.16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8848" calcext:value-type="float">
            <text:p>111.17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4464" calcext:value-type="float">
            <text:p>111.15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4464" calcext:value-type="float">
            <text:p>111.15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3128" calcext:value-type="float">
            <text:p>111.13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5696" calcext:value-type="float">
            <text:p>111.10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5696" calcext:value-type="float">
            <text:p>111.10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1792" calcext:value-type="float">
            <text:p>111.11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388" calcext:value-type="float">
            <text:p>111.0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0456" calcext:value-type="float">
            <text:p>111.0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7032" calcext:value-type="float">
            <text:p>111.12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08" calcext:value-type="float">
            <text:p>111.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08" calcext:value-type="float">
            <text:p>111.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96" calcext:value-type="float">
            <text:p>111.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0832" calcext:value-type="float">
            <text:p>111.0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3504" calcext:value-type="float">
            <text:p>111.0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5696" calcext:value-type="float">
            <text:p>111.10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388" calcext:value-type="float">
            <text:p>111.0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6552" calcext:value-type="float">
            <text:p>111.0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1792" calcext:value-type="float">
            <text:p>111.11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1312" calcext:value-type="float">
            <text:p>111.0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3024" calcext:value-type="float">
            <text:p>111.06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3504" calcext:value-type="float">
            <text:p>111.0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08" calcext:value-type="float">
            <text:p>111.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08" calcext:value-type="float">
            <text:p>111.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08" calcext:value-type="float">
            <text:p>111.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3128" calcext:value-type="float">
            <text:p>111.13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8744" calcext:value-type="float">
            <text:p>111.10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0456" calcext:value-type="float">
            <text:p>111.0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5696" calcext:value-type="float">
            <text:p>111.10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6176" calcext:value-type="float">
            <text:p>111.13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4464" calcext:value-type="float">
            <text:p>111.15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3608" calcext:value-type="float">
            <text:p>111.16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4464" calcext:value-type="float">
            <text:p>111.15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3608" calcext:value-type="float">
            <text:p>111.16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532" calcext:value-type="float">
            <text:p>111.14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0936" calcext:value-type="float">
            <text:p>111.12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58" calcext:value-type="float">
            <text:p>111.17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0184" calcext:value-type="float">
            <text:p>111.20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104" calcext:value-type="float">
            <text:p>111.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58" calcext:value-type="float">
            <text:p>111.17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056" calcext:value-type="float">
            <text:p>111.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9704" calcext:value-type="float">
            <text:p>111.16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104" calcext:value-type="float">
            <text:p>111.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056" calcext:value-type="float">
            <text:p>111.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056" calcext:value-type="float">
            <text:p>111.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532" calcext:value-type="float">
            <text:p>111.14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7032" calcext:value-type="float">
            <text:p>111.12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9224" calcext:value-type="float">
            <text:p>111.13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1896" calcext:value-type="float">
            <text:p>111.18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15424" calcext:value-type="float">
            <text:p>111.21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4568" calcext:value-type="float">
            <text:p>111.22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15424" calcext:value-type="float">
            <text:p>111.21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3608" calcext:value-type="float">
            <text:p>111.16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7032" calcext:value-type="float">
            <text:p>111.12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3232" calcext:value-type="float">
            <text:p>111.20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152" calcext:value-type="float">
            <text:p>111.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4088" calcext:value-type="float">
            <text:p>111.19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3232" calcext:value-type="float">
            <text:p>111.20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12376" calcext:value-type="float">
            <text:p>111.21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4088" calcext:value-type="float">
            <text:p>111.19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80</text:p>
          </table:table-cell>
          <table:table-cell office:value-type="string" calcext:value-type="string">
            <text:p>201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104" calcext:value-type="float">
            <text:p>111.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8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586" meta:object-count="0"/>
    <meta:user-defined meta:name="AppVersion">3.0</meta:user-defined>
  </office:meta>
</office:document-meta>
</file>